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_file" table:style-name="ta1">
        <table:shapes>
          <draw:frame draw:z-index="0" draw:style-name="gr1" draw:text-style-name="P1" svg:width="159.99mm" svg:height="89.99mm" svg:x="242.18mm" svg:y="120.26mm">
            <draw:object draw:notify-on-update-of-ranges="va_file.B3:va_file.B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8.19mm" svg:y="16.67mm">
            <draw:object draw:notify-on-update-of-ranges="va_file.A3:va_file.A162 va_file.D3:va_file.D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 pha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argument</text:p>
          </table:table-cell>
          <table:table-cell office:value-type="string" calcext:value-type="string">
            <text:p>signal entréé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.988203" calcext:value-type="float">
            <text:p>556,988203</text:p>
          </table:table-cell>
          <table:table-cell office:value-type="float" office:value="-171" calcext:value-type="float">
            <text:p>-171</text:p>
          </table:table-cell>
          <table:table-cell/>
          <table:table-cell office:value-type="float" office:value="-7577.07959" calcext:value-type="float">
            <text:p>-7577,07959</text:p>
          </table:table-cell>
        </table:table-row>
        <table:table-row table:style-name="ro1">
          <table:table-cell office:value-type="float" office:value="1012.996464" calcext:value-type="float">
            <text:p>1012,996464</text:p>
          </table:table-cell>
          <table:table-cell office:value-type="float" office:value="-166.934352" calcext:value-type="float">
            <text:p>-166,934352</text:p>
          </table:table-cell>
          <table:table-cell/>
          <table:table-cell office:value-type="float" office:value="-548.003479" calcext:value-type="float">
            <text:p>-548,003479</text:p>
          </table:table-cell>
        </table:table-row>
        <table:table-row table:style-name="ro1">
          <table:table-cell office:value-type="float" office:value="1767.643349" calcext:value-type="float">
            <text:p>1767,643349</text:p>
          </table:table-cell>
          <table:table-cell office:value-type="float" office:value="-160.932291" calcext:value-type="float">
            <text:p>-160,932291</text:p>
          </table:table-cell>
          <table:table-cell/>
          <table:table-cell office:value-type="float" office:value="-1954.258301" calcext:value-type="float">
            <text:p>-1954,258301</text:p>
          </table:table-cell>
        </table:table-row>
        <table:table-row table:style-name="ro1">
          <table:table-cell office:value-type="float" office:value="2381.970307" calcext:value-type="float">
            <text:p>2381,970307</text:p>
          </table:table-cell>
          <table:table-cell office:value-type="float" office:value="-156.481724" calcext:value-type="float">
            <text:p>-156,481724</text:p>
          </table:table-cell>
          <table:table-cell/>
          <table:table-cell office:value-type="float" office:value="2004.361572" calcext:value-type="float">
            <text:p>2004,361572</text:p>
          </table:table-cell>
        </table:table-row>
        <table:table-row table:style-name="ro1">
          <table:table-cell office:value-type="float" office:value="3094.004139" calcext:value-type="float">
            <text:p>3094,004139</text:p>
          </table:table-cell>
          <table:table-cell office:value-type="float" office:value="-151.37534" calcext:value-type="float">
            <text:p>-151,37534</text:p>
          </table:table-cell>
          <table:table-cell/>
          <table:table-cell office:value-type="float" office:value="5759.35498" calcext:value-type="float">
            <text:p>5759,35498</text:p>
          </table:table-cell>
        </table:table-row>
        <table:table-row table:style-name="ro1">
          <table:table-cell office:value-type="float" office:value="3872.661251" calcext:value-type="float">
            <text:p>3872,661251</text:p>
          </table:table-cell>
          <table:table-cell office:value-type="float" office:value="-146.021979" calcext:value-type="float">
            <text:p>-146,021979</text:p>
          </table:table-cell>
          <table:table-cell/>
          <table:table-cell office:value-type="float" office:value="4306.313477" calcext:value-type="float">
            <text:p>4306,313477</text:p>
          </table:table-cell>
        </table:table-row>
        <table:table-row table:style-name="ro1">
          <table:table-cell office:value-type="float" office:value="4461.400256" calcext:value-type="float">
            <text:p>4461,400256</text:p>
          </table:table-cell>
          <table:table-cell office:value-type="float" office:value="-141.905569" calcext:value-type="float">
            <text:p>-141,905569</text:p>
          </table:table-cell>
          <table:table-cell/>
          <table:table-cell office:value-type="float" office:value="11099.181641" calcext:value-type="float">
            <text:p>11099,181641</text:p>
          </table:table-cell>
        </table:table-row>
        <table:table-row table:style-name="ro1">
          <table:table-cell office:value-type="float" office:value="5213.59909" calcext:value-type="float">
            <text:p>5213,59909</text:p>
          </table:table-cell>
          <table:table-cell office:value-type="float" office:value="-136.512125" calcext:value-type="float">
            <text:p>-136,512125</text:p>
          </table:table-cell>
          <table:table-cell/>
          <table:table-cell office:value-type="float" office:value="9170.383789" calcext:value-type="float">
            <text:p>9170,383789</text:p>
          </table:table-cell>
        </table:table-row>
        <table:table-row table:style-name="ro1">
          <table:table-cell office:value-type="float" office:value="5745.203286" calcext:value-type="float">
            <text:p>5745,203286</text:p>
          </table:table-cell>
          <table:table-cell office:value-type="float" office:value="-132.544538" calcext:value-type="float">
            <text:p>-132,544538</text:p>
          </table:table-cell>
          <table:table-cell/>
          <table:table-cell office:value-type="float" office:value="12333.516602" calcext:value-type="float">
            <text:p>12333,516602</text:p>
          </table:table-cell>
        </table:table-row>
        <table:table-row table:style-name="ro1">
          <table:table-cell office:value-type="float" office:value="6260.671219" calcext:value-type="float">
            <text:p>6260,671219</text:p>
          </table:table-cell>
          <table:table-cell office:value-type="float" office:value="-128.35205" calcext:value-type="float">
            <text:p>-128,35205</text:p>
          </table:table-cell>
          <table:table-cell/>
          <table:table-cell office:value-type="float" office:value="15038.1875" calcext:value-type="float">
            <text:p>15038,1875</text:p>
          </table:table-cell>
        </table:table-row>
        <table:table-row table:style-name="ro1">
          <table:table-cell office:value-type="float" office:value="6737.498834" calcext:value-type="float">
            <text:p>6737,498834</text:p>
          </table:table-cell>
          <table:table-cell office:value-type="float" office:value="-124.115813" calcext:value-type="float">
            <text:p>-124,115813</text:p>
          </table:table-cell>
          <table:table-cell/>
          <table:table-cell office:value-type="float" office:value="12305.546875" calcext:value-type="float">
            <text:p>12305,546875</text:p>
          </table:table-cell>
        </table:table-row>
        <table:table-row table:style-name="ro1">
          <table:table-cell office:value-type="float" office:value="6994.356721" calcext:value-type="float">
            <text:p>6994,356721</text:p>
          </table:table-cell>
          <table:table-cell office:value-type="float" office:value="-121.48795" calcext:value-type="float">
            <text:p>-121,48795</text:p>
          </table:table-cell>
          <table:table-cell/>
          <table:table-cell office:value-type="float" office:value="17622.8125" calcext:value-type="float">
            <text:p>17622,8125</text:p>
          </table:table-cell>
        </table:table-row>
        <table:table-row table:style-name="ro1">
          <table:table-cell office:value-type="float" office:value="7293.28699" calcext:value-type="float">
            <text:p>7293,28699</text:p>
          </table:table-cell>
          <table:table-cell office:value-type="float" office:value="-117.844024" calcext:value-type="float">
            <text:p>-117,844024</text:p>
          </table:table-cell>
          <table:table-cell/>
          <table:table-cell office:value-type="float" office:value="14057.631836" calcext:value-type="float">
            <text:p>14057,631836</text:p>
          </table:table-cell>
        </table:table-row>
        <table:table-row table:style-name="ro1">
          <table:table-cell office:value-type="float" office:value="7404.653745" calcext:value-type="float">
            <text:p>7404,653745</text:p>
          </table:table-cell>
          <table:table-cell office:value-type="float" office:value="-116.140649" calcext:value-type="float">
            <text:p>-116,140649</text:p>
          </table:table-cell>
          <table:table-cell/>
          <table:table-cell office:value-type="float" office:value="15463.213867" calcext:value-type="float">
            <text:p>15463,213867</text:p>
          </table:table-cell>
        </table:table-row>
        <table:table-row table:style-name="ro1">
          <table:table-cell office:value-type="float" office:value="7473.97715" calcext:value-type="float">
            <text:p>7473,97715</text:p>
          </table:table-cell>
          <table:table-cell office:value-type="float" office:value="-114.642052" calcext:value-type="float">
            <text:p>-114,642052</text:p>
          </table:table-cell>
          <table:table-cell/>
          <table:table-cell office:value-type="float" office:value="16333.554688" calcext:value-type="float">
            <text:p>16333,554688</text:p>
          </table:table-cell>
        </table:table-row>
        <table:table-row table:style-name="ro1">
          <table:table-cell office:value-type="float" office:value="7506.058735" calcext:value-type="float">
            <text:p>7506,058735</text:p>
          </table:table-cell>
          <table:table-cell office:value-type="float" office:value="-113.481373" calcext:value-type="float">
            <text:p>-113,481373</text:p>
          </table:table-cell>
          <table:table-cell/>
          <table:table-cell office:value-type="float" office:value="11734.857422" calcext:value-type="float">
            <text:p>11734,857422</text:p>
          </table:table-cell>
        </table:table-row>
        <table:table-row table:style-name="ro1">
          <table:table-cell office:value-type="float" office:value="7498.203146" calcext:value-type="float">
            <text:p>7498,203146</text:p>
          </table:table-cell>
          <table:table-cell office:value-type="float" office:value="-114.652228" calcext:value-type="float">
            <text:p>-114,652228</text:p>
          </table:table-cell>
          <table:table-cell/>
          <table:table-cell office:value-type="float" office:value="15200.121094" calcext:value-type="float">
            <text:p>15200,121094</text:p>
          </table:table-cell>
        </table:table-row>
        <table:table-row table:style-name="ro1">
          <table:table-cell office:value-type="float" office:value="7503.023124" calcext:value-type="float">
            <text:p>7503,023124</text:p>
          </table:table-cell>
          <table:table-cell office:value-type="float" office:value="-114.960704" calcext:value-type="float">
            <text:p>-114,960704</text:p>
          </table:table-cell>
          <table:table-cell/>
          <table:table-cell office:value-type="float" office:value="9841.771484" calcext:value-type="float">
            <text:p>9841,771484</text:p>
          </table:table-cell>
        </table:table-row>
        <table:table-row table:style-name="ro1">
          <table:table-cell office:value-type="float" office:value="7606.495204" calcext:value-type="float">
            <text:p>7606,495204</text:p>
          </table:table-cell>
          <table:table-cell office:value-type="float" office:value="-117.491307" calcext:value-type="float">
            <text:p>-117,491307</text:p>
          </table:table-cell>
          <table:table-cell/>
          <table:table-cell office:value-type="float" office:value="9559.625" calcext:value-type="float">
            <text:p>9559,625</text:p>
          </table:table-cell>
        </table:table-row>
        <table:table-row table:style-name="ro1">
          <table:table-cell office:value-type="float" office:value="7790.973961" calcext:value-type="float">
            <text:p>7790,973961</text:p>
          </table:table-cell>
          <table:table-cell office:value-type="float" office:value="-119.994188" calcext:value-type="float">
            <text:p>-119,994188</text:p>
          </table:table-cell>
          <table:table-cell/>
          <table:table-cell office:value-type="float" office:value="8886.069336" calcext:value-type="float">
            <text:p>8886,069336</text:p>
          </table:table-cell>
        </table:table-row>
        <table:table-row table:style-name="ro1">
          <table:table-cell office:value-type="float" office:value="8059.19891" calcext:value-type="float">
            <text:p>8059,19891</text:p>
          </table:table-cell>
          <table:table-cell office:value-type="float" office:value="-122.293169" calcext:value-type="float">
            <text:p>-122,293169</text:p>
          </table:table-cell>
          <table:table-cell/>
          <table:table-cell office:value-type="float" office:value="2927.473389" calcext:value-type="float">
            <text:p>2927,473389</text:p>
          </table:table-cell>
        </table:table-row>
        <table:table-row table:style-name="ro1">
          <table:table-cell office:value-type="float" office:value="8602.585816" calcext:value-type="float">
            <text:p>8602,585816</text:p>
          </table:table-cell>
          <table:table-cell office:value-type="float" office:value="-125.237053" calcext:value-type="float">
            <text:p>-125,237053</text:p>
          </table:table-cell>
          <table:table-cell/>
          <table:table-cell office:value-type="float" office:value="5250.003906" calcext:value-type="float">
            <text:p>5250,003906</text:p>
          </table:table-cell>
        </table:table-row>
        <table:table-row table:style-name="ro1">
          <table:table-cell office:value-type="float" office:value="9077.125157" calcext:value-type="float">
            <text:p>9077,125157</text:p>
          </table:table-cell>
          <table:table-cell office:value-type="float" office:value="-126.802777" calcext:value-type="float">
            <text:p>-126,802777</text:p>
          </table:table-cell>
          <table:table-cell/>
          <table:table-cell office:value-type="float" office:value="-1004.74707" calcext:value-type="float">
            <text:p>-1004,74707</text:p>
          </table:table-cell>
        </table:table-row>
        <table:table-row table:style-name="ro1">
          <table:table-cell office:value-type="float" office:value="9827.506086" calcext:value-type="float">
            <text:p>9827,506086</text:p>
          </table:table-cell>
          <table:table-cell office:value-type="float" office:value="-128.151989" calcext:value-type="float">
            <text:p>-128,151989</text:p>
          </table:table-cell>
          <table:table-cell/>
          <table:table-cell office:value-type="float" office:value="-1918.962158" calcext:value-type="float">
            <text:p>-1918,962158</text:p>
          </table:table-cell>
        </table:table-row>
        <table:table-row table:style-name="ro1">
          <table:table-cell office:value-type="float" office:value="10570.261264" calcext:value-type="float">
            <text:p>10570,261264</text:p>
          </table:table-cell>
          <table:table-cell office:value-type="float" office:value="-128.635253" calcext:value-type="float">
            <text:p>-128,635253</text:p>
          </table:table-cell>
          <table:table-cell/>
          <table:table-cell office:value-type="float" office:value="-2939.143066" calcext:value-type="float">
            <text:p>-2939,143066</text:p>
          </table:table-cell>
        </table:table-row>
        <table:table-row table:style-name="ro1">
          <table:table-cell office:value-type="float" office:value="11271.674289" calcext:value-type="float">
            <text:p>11271,674289</text:p>
          </table:table-cell>
          <table:table-cell office:value-type="float" office:value="-128.471161" calcext:value-type="float">
            <text:p>-128,471161</text:p>
          </table:table-cell>
          <table:table-cell/>
          <table:table-cell office:value-type="float" office:value="-8954.919922" calcext:value-type="float">
            <text:p>-8954,919922</text:p>
          </table:table-cell>
        </table:table-row>
        <table:table-row table:style-name="ro1">
          <table:table-cell office:value-type="float" office:value="12147.710332" calcext:value-type="float">
            <text:p>12147,710332</text:p>
          </table:table-cell>
          <table:table-cell office:value-type="float" office:value="-127.633893" calcext:value-type="float">
            <text:p>-127,633893</text:p>
          </table:table-cell>
          <table:table-cell/>
          <table:table-cell office:value-type="float" office:value="-6396.791992" calcext:value-type="float">
            <text:p>-6396,791992</text:p>
          </table:table-cell>
        </table:table-row>
        <table:table-row table:style-name="ro1">
          <table:table-cell office:value-type="float" office:value="12755.543457" calcext:value-type="float">
            <text:p>12755,543457</text:p>
          </table:table-cell>
          <table:table-cell office:value-type="float" office:value="-126.662752" calcext:value-type="float">
            <text:p>-126,662752</text:p>
          </table:table-cell>
          <table:table-cell/>
          <table:table-cell office:value-type="float" office:value="-12130.167969" calcext:value-type="float">
            <text:p>-12130,167969</text:p>
          </table:table-cell>
        </table:table-row>
        <table:table-row table:style-name="ro1">
          <table:table-cell office:value-type="float" office:value="13469.95099" calcext:value-type="float">
            <text:p>13469,95099</text:p>
          </table:table-cell>
          <table:table-cell office:value-type="float" office:value="-125.081105" calcext:value-type="float">
            <text:p>-125,081105</text:p>
          </table:table-cell>
          <table:table-cell/>
          <table:table-cell office:value-type="float" office:value="-12247.339844" calcext:value-type="float">
            <text:p>-12247,339844</text:p>
          </table:table-cell>
        </table:table-row>
        <table:table-row table:style-name="ro1">
          <table:table-cell office:value-type="float" office:value="14025.720644" calcext:value-type="float">
            <text:p>14025,720644</text:p>
          </table:table-cell>
          <table:table-cell office:value-type="float" office:value="-123.501685" calcext:value-type="float">
            <text:p>-123,501685</text:p>
          </table:table-cell>
          <table:table-cell/>
          <table:table-cell office:value-type="float" office:value="-12218.365234" calcext:value-type="float">
            <text:p>-12218,365234</text:p>
          </table:table-cell>
        </table:table-row>
        <table:table-row table:style-name="ro1">
          <table:table-cell office:value-type="float" office:value="14425.183058" calcext:value-type="float">
            <text:p>14425,183058</text:p>
          </table:table-cell>
          <table:table-cell office:value-type="float" office:value="-122.06409" calcext:value-type="float">
            <text:p>-122,06409</text:p>
          </table:table-cell>
          <table:table-cell/>
          <table:table-cell office:value-type="float" office:value="-16954.763672" calcext:value-type="float">
            <text:p>-16954,763672</text:p>
          </table:table-cell>
        </table:table-row>
        <table:table-row table:style-name="ro1">
          <table:table-cell office:value-type="float" office:value="14843.339224" calcext:value-type="float">
            <text:p>14843,339224</text:p>
          </table:table-cell>
          <table:table-cell office:value-type="float" office:value="-120.173038" calcext:value-type="float">
            <text:p>-120,173038</text:p>
          </table:table-cell>
          <table:table-cell/>
          <table:table-cell office:value-type="float" office:value="-12921.033203" calcext:value-type="float">
            <text:p>-12921,033203</text:p>
          </table:table-cell>
        </table:table-row>
        <table:table-row table:style-name="ro1">
          <table:table-cell office:value-type="float" office:value="15012.867206" calcext:value-type="float">
            <text:p>15012,867206</text:p>
          </table:table-cell>
          <table:table-cell office:value-type="float" office:value="-119.183337" calcext:value-type="float">
            <text:p>-119,183337</text:p>
          </table:table-cell>
          <table:table-cell/>
          <table:table-cell office:value-type="float" office:value="-17016.414062" calcext:value-type="float">
            <text:p>-17016,414062</text:p>
          </table:table-cell>
        </table:table-row>
        <table:table-row table:style-name="ro1">
          <table:table-cell office:value-type="float" office:value="15182.096691" calcext:value-type="float">
            <text:p>15182,096691</text:p>
          </table:table-cell>
          <table:table-cell office:value-type="float" office:value="-117.83633" calcext:value-type="float">
            <text:p>-117,83633</text:p>
          </table:table-cell>
          <table:table-cell/>
          <table:table-cell office:value-type="float" office:value="-15377.425781" calcext:value-type="float">
            <text:p>-15377,425781</text:p>
          </table:table-cell>
        </table:table-row>
        <table:table-row table:style-name="ro1">
          <table:table-cell office:value-type="float" office:value="15243.019255" calcext:value-type="float">
            <text:p>15243,019255</text:p>
          </table:table-cell>
          <table:table-cell office:value-type="float" office:value="-117.109791" calcext:value-type="float">
            <text:p>-117,109791</text:p>
          </table:table-cell>
          <table:table-cell/>
          <table:table-cell office:value-type="float" office:value="-13513.34375" calcext:value-type="float">
            <text:p>-13513,34375</text:p>
          </table:table-cell>
        </table:table-row>
        <table:table-row table:style-name="ro1">
          <table:table-cell office:value-type="float" office:value="15245.2097" calcext:value-type="float">
            <text:p>15245,2097</text:p>
          </table:table-cell>
          <table:table-cell office:value-type="float" office:value="-117.057315" calcext:value-type="float">
            <text:p>-117,057315</text:p>
          </table:table-cell>
          <table:table-cell/>
          <table:table-cell office:value-type="float" office:value="-16384.074219" calcext:value-type="float">
            <text:p>-16384,074219</text:p>
          </table:table-cell>
        </table:table-row>
        <table:table-row table:style-name="ro1">
          <table:table-cell office:value-type="float" office:value="15245.334994" calcext:value-type="float">
            <text:p>15245,334994</text:p>
          </table:table-cell>
          <table:table-cell office:value-type="float" office:value="-116.760741" calcext:value-type="float">
            <text:p>-116,760741</text:p>
          </table:table-cell>
          <table:table-cell/>
          <table:table-cell office:value-type="float" office:value="-10497.732422" calcext:value-type="float">
            <text:p>-10497,732422</text:p>
          </table:table-cell>
        </table:table-row>
        <table:table-row table:style-name="ro1">
          <table:table-cell office:value-type="float" office:value="15289.771652" calcext:value-type="float">
            <text:p>15289,771652</text:p>
          </table:table-cell>
          <table:table-cell office:value-type="float" office:value="-117.782249" calcext:value-type="float">
            <text:p>-117,782249</text:p>
          </table:table-cell>
          <table:table-cell/>
          <table:table-cell office:value-type="float" office:value="-12801.554688" calcext:value-type="float">
            <text:p>-12801,554688</text:p>
          </table:table-cell>
        </table:table-row>
        <table:table-row table:style-name="ro1">
          <table:table-cell office:value-type="float" office:value="15355.78637" calcext:value-type="float">
            <text:p>15355,78637</text:p>
          </table:table-cell>
          <table:table-cell office:value-type="float" office:value="-118.493566" calcext:value-type="float">
            <text:p>-118,493566</text:p>
          </table:table-cell>
          <table:table-cell/>
          <table:table-cell office:value-type="float" office:value="-9473.447266" calcext:value-type="float">
            <text:p>-9473,447266</text:p>
          </table:table-cell>
        </table:table-row>
        <table:table-row table:style-name="ro1">
          <table:table-cell office:value-type="float" office:value="15544.52545" calcext:value-type="float">
            <text:p>15544,52545</text:p>
          </table:table-cell>
          <table:table-cell office:value-type="float" office:value="-119.749911" calcext:value-type="float">
            <text:p>-119,749911</text:p>
          </table:table-cell>
          <table:table-cell/>
          <table:table-cell office:value-type="float" office:value="-6066.46875" calcext:value-type="float">
            <text:p>-6066,46875</text:p>
          </table:table-cell>
        </table:table-row>
        <table:table-row table:style-name="ro1">
          <table:table-cell office:value-type="float" office:value="15202.10152" calcext:value-type="float">
            <text:p>15202,10152</text:p>
          </table:table-cell>
          <table:table-cell office:value-type="float" office:value="118.11251" calcext:value-type="float">
            <text:p>118,11251</text:p>
          </table:table-cell>
          <table:table-cell/>
          <table:table-cell office:value-type="float" office:value="-7577.07959" calcext:value-type="float">
            <text:p>-7577,07959</text:p>
          </table:table-cell>
        </table:table-row>
        <table:table-row table:style-name="ro1">
          <table:table-cell office:value-type="float" office:value="15207.804722" calcext:value-type="float">
            <text:p>15207,804722</text:p>
          </table:table-cell>
          <table:table-cell office:value-type="float" office:value="118.58677" calcext:value-type="float">
            <text:p>118,58677</text:p>
          </table:table-cell>
          <table:table-cell/>
          <table:table-cell office:value-type="float" office:value="-548.003479" calcext:value-type="float">
            <text:p>-548,003479</text:p>
          </table:table-cell>
        </table:table-row>
        <table:table-row table:style-name="ro1">
          <table:table-cell office:value-type="float" office:value="14908.554873" calcext:value-type="float">
            <text:p>14908,554873</text:p>
          </table:table-cell>
          <table:table-cell office:value-type="float" office:value="118.132237" calcext:value-type="float">
            <text:p>118,132237</text:p>
          </table:table-cell>
          <table:table-cell/>
          <table:table-cell office:value-type="float" office:value="-1954.258301" calcext:value-type="float">
            <text:p>-1954,258301</text:p>
          </table:table-cell>
        </table:table-row>
        <table:table-row table:style-name="ro1">
          <table:table-cell office:value-type="float" office:value="14968.088132" calcext:value-type="float">
            <text:p>14968,088132</text:p>
          </table:table-cell>
          <table:table-cell office:value-type="float" office:value="118.751893" calcext:value-type="float">
            <text:p>118,751893</text:p>
          </table:table-cell>
          <table:table-cell/>
          <table:table-cell office:value-type="float" office:value="2004.361572" calcext:value-type="float">
            <text:p>2004,361572</text:p>
          </table:table-cell>
        </table:table-row>
        <table:table-row table:style-name="ro1">
          <table:table-cell office:value-type="float" office:value="14820.28215" calcext:value-type="float">
            <text:p>14820,28215</text:p>
          </table:table-cell>
          <table:table-cell office:value-type="float" office:value="118.985018" calcext:value-type="float">
            <text:p>118,985018</text:p>
          </table:table-cell>
          <table:table-cell/>
          <table:table-cell office:value-type="float" office:value="5759.35498" calcext:value-type="float">
            <text:p>5759,35498</text:p>
          </table:table-cell>
        </table:table-row>
        <table:table-row table:style-name="ro1">
          <table:table-cell office:value-type="float" office:value="14706.643842" calcext:value-type="float">
            <text:p>14706,643842</text:p>
          </table:table-cell>
          <table:table-cell office:value-type="float" office:value="119.392116" calcext:value-type="float">
            <text:p>119,392116</text:p>
          </table:table-cell>
          <table:table-cell/>
          <table:table-cell office:value-type="float" office:value="4305.924316" calcext:value-type="float">
            <text:p>4305,924316</text:p>
          </table:table-cell>
        </table:table-row>
        <table:table-row table:style-name="ro1">
          <table:table-cell office:value-type="float" office:value="14885.110544" calcext:value-type="float">
            <text:p>14885,110544</text:p>
          </table:table-cell>
          <table:table-cell office:value-type="float" office:value="119.871615" calcext:value-type="float">
            <text:p>119,871615</text:p>
          </table:table-cell>
          <table:table-cell/>
          <table:table-cell office:value-type="float" office:value="11099.181641" calcext:value-type="float">
            <text:p>11099,181641</text:p>
          </table:table-cell>
        </table:table-row>
        <table:table-row table:style-name="ro1">
          <table:table-cell office:value-type="float" office:value="14685.41476" calcext:value-type="float">
            <text:p>14685,41476</text:p>
          </table:table-cell>
          <table:table-cell office:value-type="float" office:value="120.447705" calcext:value-type="float">
            <text:p>120,447705</text:p>
          </table:table-cell>
          <table:table-cell/>
          <table:table-cell office:value-type="float" office:value="9170.995117" calcext:value-type="float">
            <text:p>9170,995117</text:p>
          </table:table-cell>
        </table:table-row>
        <table:table-row table:style-name="ro1">
          <table:table-cell office:value-type="float" office:value="14935.679278" calcext:value-type="float">
            <text:p>14935,679278</text:p>
          </table:table-cell>
          <table:table-cell office:value-type="float" office:value="120.637049" calcext:value-type="float">
            <text:p>120,637049</text:p>
          </table:table-cell>
          <table:table-cell/>
          <table:table-cell office:value-type="float" office:value="12334.12793" calcext:value-type="float">
            <text:p>12334,12793</text:p>
          </table:table-cell>
        </table:table-row>
        <table:table-row table:style-name="ro1">
          <table:table-cell office:value-type="float" office:value="14960.444106" calcext:value-type="float">
            <text:p>14960,444106</text:p>
          </table:table-cell>
          <table:table-cell office:value-type="float" office:value="121.036271" calcext:value-type="float">
            <text:p>121,036271</text:p>
          </table:table-cell>
          <table:table-cell/>
          <table:table-cell office:value-type="float" office:value="15037.96582" calcext:value-type="float">
            <text:p>15037,96582</text:p>
          </table:table-cell>
        </table:table-row>
        <table:table-row table:style-name="ro1">
          <table:table-cell office:value-type="float" office:value="15022.641979" calcext:value-type="float">
            <text:p>15022,641979</text:p>
          </table:table-cell>
          <table:table-cell office:value-type="float" office:value="121.36526" calcext:value-type="float">
            <text:p>121,36526</text:p>
          </table:table-cell>
          <table:table-cell/>
          <table:table-cell office:value-type="float" office:value="12305.546875" calcext:value-type="float">
            <text:p>12305,546875</text:p>
          </table:table-cell>
        </table:table-row>
        <table:table-row table:style-name="ro1">
          <table:table-cell office:value-type="float" office:value="15274.146191" calcext:value-type="float">
            <text:p>15274,146191</text:p>
          </table:table-cell>
          <table:table-cell office:value-type="float" office:value="120.878003" calcext:value-type="float">
            <text:p>120,878003</text:p>
          </table:table-cell>
          <table:table-cell/>
          <table:table-cell office:value-type="float" office:value="17622.421875" calcext:value-type="float">
            <text:p>17622,421875</text:p>
          </table:table-cell>
        </table:table-row>
        <table:table-row table:style-name="ro1">
          <table:table-cell office:value-type="float" office:value="15253.053121" calcext:value-type="float">
            <text:p>15253,053121</text:p>
          </table:table-cell>
          <table:table-cell office:value-type="float" office:value="121.457935" calcext:value-type="float">
            <text:p>121,457935</text:p>
          </table:table-cell>
          <table:table-cell/>
          <table:table-cell office:value-type="float" office:value="14057.631836" calcext:value-type="float">
            <text:p>14057,631836</text:p>
          </table:table-cell>
        </table:table-row>
        <table:table-row table:style-name="ro1">
          <table:table-cell office:value-type="float" office:value="15445.265431" calcext:value-type="float">
            <text:p>15445,265431</text:p>
          </table:table-cell>
          <table:table-cell office:value-type="float" office:value="120.579252" calcext:value-type="float">
            <text:p>120,579252</text:p>
          </table:table-cell>
          <table:table-cell/>
          <table:table-cell office:value-type="float" office:value="15463.213867" calcext:value-type="float">
            <text:p>15463,213867</text:p>
          </table:table-cell>
        </table:table-row>
        <table:table-row table:style-name="ro1">
          <table:table-cell office:value-type="float" office:value="15491.309415" calcext:value-type="float">
            <text:p>15491,309415</text:p>
          </table:table-cell>
          <table:table-cell office:value-type="float" office:value="120.486944" calcext:value-type="float">
            <text:p>120,486944</text:p>
          </table:table-cell>
          <table:table-cell/>
          <table:table-cell office:value-type="float" office:value="16333.554688" calcext:value-type="float">
            <text:p>16333,554688</text:p>
          </table:table-cell>
        </table:table-row>
        <table:table-row table:style-name="ro1">
          <table:table-cell office:value-type="float" office:value="15528.234299" calcext:value-type="float">
            <text:p>15528,234299</text:p>
          </table:table-cell>
          <table:table-cell office:value-type="float" office:value="120.318773" calcext:value-type="float">
            <text:p>120,318773</text:p>
          </table:table-cell>
          <table:table-cell/>
          <table:table-cell office:value-type="float" office:value="11734.857422" calcext:value-type="float">
            <text:p>11734,857422</text:p>
          </table:table-cell>
        </table:table-row>
        <table:table-row table:style-name="ro1">
          <table:table-cell office:value-type="float" office:value="15537.744229" calcext:value-type="float">
            <text:p>15537,744229</text:p>
          </table:table-cell>
          <table:table-cell office:value-type="float" office:value="119.18453" calcext:value-type="float">
            <text:p>119,18453</text:p>
          </table:table-cell>
          <table:table-cell/>
          <table:table-cell office:value-type="float" office:value="15200.121094" calcext:value-type="float">
            <text:p>15200,121094</text:p>
          </table:table-cell>
        </table:table-row>
        <table:table-row table:style-name="ro1">
          <table:table-cell office:value-type="float" office:value="15536.120692" calcext:value-type="float">
            <text:p>15536,120692</text:p>
          </table:table-cell>
          <table:table-cell office:value-type="float" office:value="119.603033" calcext:value-type="float">
            <text:p>119,603033</text:p>
          </table:table-cell>
          <table:table-cell/>
          <table:table-cell office:value-type="float" office:value="9842.382812" calcext:value-type="float">
            <text:p>9842,382812</text:p>
          </table:table-cell>
        </table:table-row>
        <table:table-row table:style-name="ro1">
          <table:table-cell office:value-type="float" office:value="15424.063519" calcext:value-type="float">
            <text:p>15424,063519</text:p>
          </table:table-cell>
          <table:table-cell office:value-type="float" office:value="118.536572" calcext:value-type="float">
            <text:p>118,536572</text:p>
          </table:table-cell>
          <table:table-cell/>
          <table:table-cell office:value-type="float" office:value="9559.625" calcext:value-type="float">
            <text:p>9559,625</text:p>
          </table:table-cell>
        </table:table-row>
        <table:table-row table:style-name="ro1">
          <table:table-cell office:value-type="float" office:value="15357.666259" calcext:value-type="float">
            <text:p>15357,666259</text:p>
          </table:table-cell>
          <table:table-cell office:value-type="float" office:value="118.507811" calcext:value-type="float">
            <text:p>118,507811</text:p>
          </table:table-cell>
          <table:table-cell/>
          <table:table-cell office:value-type="float" office:value="8886.458008" calcext:value-type="float">
            <text:p>8886,458008</text:p>
          </table:table-cell>
        </table:table-row>
        <table:table-row table:style-name="ro1">
          <table:table-cell office:value-type="float" office:value="15287.443332" calcext:value-type="float">
            <text:p>15287,443332</text:p>
          </table:table-cell>
          <table:table-cell office:value-type="float" office:value="118.534198" calcext:value-type="float">
            <text:p>118,534198</text:p>
          </table:table-cell>
          <table:table-cell/>
          <table:table-cell office:value-type="float" office:value="2928.473633" calcext:value-type="float">
            <text:p>2928,473633</text:p>
          </table:table-cell>
        </table:table-row>
        <table:table-row table:style-name="ro1">
          <table:table-cell office:value-type="float" office:value="15039.654051" calcext:value-type="float">
            <text:p>15039,654051</text:p>
          </table:table-cell>
          <table:table-cell office:value-type="float" office:value="117.978462" calcext:value-type="float">
            <text:p>117,978462</text:p>
          </table:table-cell>
          <table:table-cell/>
          <table:table-cell office:value-type="float" office:value="5250.003906" calcext:value-type="float">
            <text:p>5250,003906</text:p>
          </table:table-cell>
        </table:table-row>
        <table:table-row table:style-name="ro1">
          <table:table-cell office:value-type="float" office:value="15101.903294" calcext:value-type="float">
            <text:p>15101,903294</text:p>
          </table:table-cell>
          <table:table-cell office:value-type="float" office:value="118.642458" calcext:value-type="float">
            <text:p>118,642458</text:p>
          </table:table-cell>
          <table:table-cell/>
          <table:table-cell office:value-type="float" office:value="-1004.74707" calcext:value-type="float">
            <text:p>-1004,74707</text:p>
          </table:table-cell>
        </table:table-row>
        <table:table-row table:style-name="ro1">
          <table:table-cell office:value-type="float" office:value="14834.236733" calcext:value-type="float">
            <text:p>14834,236733</text:p>
          </table:table-cell>
          <table:table-cell office:value-type="float" office:value="118.508418" calcext:value-type="float">
            <text:p>118,508418</text:p>
          </table:table-cell>
          <table:table-cell/>
          <table:table-cell office:value-type="float" office:value="-1918.351074" calcext:value-type="float">
            <text:p>-1918,351074</text:p>
          </table:table-cell>
        </table:table-row>
        <table:table-row table:style-name="ro1">
          <table:table-cell office:value-type="float" office:value="14824.26115" calcext:value-type="float">
            <text:p>14824,26115</text:p>
          </table:table-cell>
          <table:table-cell office:value-type="float" office:value="118.989915" calcext:value-type="float">
            <text:p>118,989915</text:p>
          </table:table-cell>
          <table:table-cell/>
          <table:table-cell office:value-type="float" office:value="-2939.143066" calcext:value-type="float">
            <text:p>-2939,143066</text:p>
          </table:table-cell>
        </table:table-row>
        <table:table-row table:style-name="ro1">
          <table:table-cell office:value-type="float" office:value="14846.590933" calcext:value-type="float">
            <text:p>14846,590933</text:p>
          </table:table-cell>
          <table:table-cell office:value-type="float" office:value="119.45508" calcext:value-type="float">
            <text:p>119,45508</text:p>
          </table:table-cell>
          <table:table-cell/>
          <table:table-cell office:value-type="float" office:value="-8954.919922" calcext:value-type="float">
            <text:p>-8954,919922</text:p>
          </table:table-cell>
        </table:table-row>
        <table:table-row table:style-name="ro1">
          <table:table-cell office:value-type="float" office:value="14652.841779" calcext:value-type="float">
            <text:p>14652,841779</text:p>
          </table:table-cell>
          <table:table-cell office:value-type="float" office:value="119.91751" calcext:value-type="float">
            <text:p>119,91751</text:p>
          </table:table-cell>
          <table:table-cell/>
          <table:table-cell office:value-type="float" office:value="-6397.180664" calcext:value-type="float">
            <text:p>-6397,180664</text:p>
          </table:table-cell>
        </table:table-row>
        <table:table-row table:style-name="ro1">
          <table:table-cell office:value-type="float" office:value="14914.948534" calcext:value-type="float">
            <text:p>14914,948534</text:p>
          </table:table-cell>
          <table:table-cell office:value-type="float" office:value="120.253401" calcext:value-type="float">
            <text:p>120,253401</text:p>
          </table:table-cell>
          <table:table-cell/>
          <table:table-cell office:value-type="float" office:value="-12130.77832" calcext:value-type="float">
            <text:p>-12130,77832</text:p>
          </table:table-cell>
        </table:table-row>
        <table:table-row table:style-name="ro1">
          <table:table-cell office:value-type="float" office:value="14798.104261" calcext:value-type="float">
            <text:p>14798,104261</text:p>
          </table:table-cell>
          <table:table-cell office:value-type="float" office:value="120.848688" calcext:value-type="float">
            <text:p>120,848688</text:p>
          </table:table-cell>
          <table:table-cell/>
          <table:table-cell office:value-type="float" office:value="-12247.728516" calcext:value-type="float">
            <text:p>-12247,728516</text:p>
          </table:table-cell>
        </table:table-row>
        <table:table-row table:style-name="ro1">
          <table:table-cell office:value-type="float" office:value="14963.996372" calcext:value-type="float">
            <text:p>14963,996372</text:p>
          </table:table-cell>
          <table:table-cell office:value-type="float" office:value="121.028186" calcext:value-type="float">
            <text:p>121,028186</text:p>
          </table:table-cell>
          <table:table-cell/>
          <table:table-cell office:value-type="float" office:value="-12218.365234" calcext:value-type="float">
            <text:p>-12218,365234</text:p>
          </table:table-cell>
        </table:table-row>
        <table:table-row table:style-name="ro1">
          <table:table-cell office:value-type="float" office:value="15130.211286" calcext:value-type="float">
            <text:p>15130,211286</text:p>
          </table:table-cell>
          <table:table-cell office:value-type="float" office:value="121.019874" calcext:value-type="float">
            <text:p>121,019874</text:p>
          </table:table-cell>
          <table:table-cell/>
          <table:table-cell office:value-type="float" office:value="-16954.763672" calcext:value-type="float">
            <text:p>-16954,763672</text:p>
          </table:table-cell>
        </table:table-row>
        <table:table-row table:style-name="ro1">
          <table:table-cell office:value-type="float" office:value="15122.108087" calcext:value-type="float">
            <text:p>15122,108087</text:p>
          </table:table-cell>
          <table:table-cell office:value-type="float" office:value="121.54207" calcext:value-type="float">
            <text:p>121,54207</text:p>
          </table:table-cell>
          <table:table-cell/>
          <table:table-cell office:value-type="float" office:value="-12920.033203" calcext:value-type="float">
            <text:p>-12920,033203</text:p>
          </table:table-cell>
        </table:table-row>
        <table:table-row table:style-name="ro1">
          <table:table-cell office:value-type="float" office:value="15377.195346" calcext:value-type="float">
            <text:p>15377,195346</text:p>
          </table:table-cell>
          <table:table-cell office:value-type="float" office:value="120.711791" calcext:value-type="float">
            <text:p>120,711791</text:p>
          </table:table-cell>
          <table:table-cell/>
          <table:table-cell office:value-type="float" office:value="-17017.027344" calcext:value-type="float">
            <text:p>-17017,027344</text:p>
          </table:table-cell>
        </table:table-row>
        <table:table-row table:style-name="ro1">
          <table:table-cell office:value-type="float" office:value="15386.898791" calcext:value-type="float">
            <text:p>15386,898791</text:p>
          </table:table-cell>
          <table:table-cell office:value-type="float" office:value="121.085319" calcext:value-type="float">
            <text:p>121,085319</text:p>
          </table:table-cell>
          <table:table-cell/>
          <table:table-cell office:value-type="float" office:value="-15377.425781" calcext:value-type="float">
            <text:p>-15377,425781</text:p>
          </table:table-cell>
        </table:table-row>
        <table:table-row table:style-name="ro1">
          <table:table-cell office:value-type="float" office:value="15492.213012" calcext:value-type="float">
            <text:p>15492,213012</text:p>
          </table:table-cell>
          <table:table-cell office:value-type="float" office:value="120.472261" calcext:value-type="float">
            <text:p>120,472261</text:p>
          </table:table-cell>
          <table:table-cell/>
          <table:table-cell office:value-type="float" office:value="-13513.34375" calcext:value-type="float">
            <text:p>-13513,34375</text:p>
          </table:table-cell>
        </table:table-row>
        <table:table-row table:style-name="ro1">
          <table:table-cell office:value-type="float" office:value="15542.651344" calcext:value-type="float">
            <text:p>15542,651344</text:p>
          </table:table-cell>
          <table:table-cell office:value-type="float" office:value="119.802329" calcext:value-type="float">
            <text:p>119,802329</text:p>
          </table:table-cell>
          <table:table-cell/>
          <table:table-cell office:value-type="float" office:value="-16383.462891" calcext:value-type="float">
            <text:p>-16383,462891</text:p>
          </table:table-cell>
        </table:table-row>
        <table:table-row table:style-name="ro1">
          <table:table-cell office:value-type="float" office:value="15548.168887" calcext:value-type="float">
            <text:p>15548,168887</text:p>
          </table:table-cell>
          <table:table-cell office:value-type="float" office:value="120.041046" calcext:value-type="float">
            <text:p>120,041046</text:p>
          </table:table-cell>
          <table:table-cell/>
          <table:table-cell office:value-type="float" office:value="-10497.732422" calcext:value-type="float">
            <text:p>-10497,732422</text:p>
          </table:table-cell>
        </table:table-row>
        <table:table-row table:style-name="ro1">
          <table:table-cell office:value-type="float" office:value="15490.368708" calcext:value-type="float">
            <text:p>15490,368708</text:p>
          </table:table-cell>
          <table:table-cell office:value-type="float" office:value="118.751782" calcext:value-type="float">
            <text:p>118,751782</text:p>
          </table:table-cell>
          <table:table-cell/>
          <table:table-cell office:value-type="float" office:value="-12802.166016" calcext:value-type="float">
            <text:p>-12802,166016</text:p>
          </table:table-cell>
        </table:table-row>
        <table:table-row table:style-name="ro1">
          <table:table-cell office:value-type="float" office:value="15473.990764" calcext:value-type="float">
            <text:p>15473,990764</text:p>
          </table:table-cell>
          <table:table-cell office:value-type="float" office:value="119.053432" calcext:value-type="float">
            <text:p>119,053432</text:p>
          </table:table-cell>
          <table:table-cell/>
          <table:table-cell office:value-type="float" office:value="-9473.447266" calcext:value-type="float">
            <text:p>-9473,447266</text:p>
          </table:table-cell>
        </table:table-row>
        <table:table-row table:style-name="ro1">
          <table:table-cell office:value-type="float" office:value="15355.452957" calcext:value-type="float">
            <text:p>15355,452957</text:p>
          </table:table-cell>
          <table:table-cell office:value-type="float" office:value="118.494396" calcext:value-type="float">
            <text:p>118,494396</text:p>
          </table:table-cell>
          <table:table-cell/>
          <table:table-cell office:value-type="float" office:value="-6066.857422" calcext:value-type="float">
            <text:p>-6066,857422</text:p>
          </table:table-cell>
        </table:table-row>
        <table:table-row table:style-name="ro1">
          <table:table-cell office:value-type="float" office:value="15201.77837" calcext:value-type="float">
            <text:p>15201,77837</text:p>
          </table:table-cell>
          <table:table-cell office:value-type="float" office:value="118.113399" calcext:value-type="float">
            <text:p>118,113399</text:p>
          </table:table-cell>
          <table:table-cell/>
          <table:table-cell office:value-type="float" office:value="-7576.69043" calcext:value-type="float">
            <text:p>-7576,69043</text:p>
          </table:table-cell>
        </table:table-row>
        <table:table-row table:style-name="ro1">
          <table:table-cell office:value-type="float" office:value="15207.497662" calcext:value-type="float">
            <text:p>15207,497662</text:p>
          </table:table-cell>
          <table:table-cell office:value-type="float" office:value="118.587719" calcext:value-type="float">
            <text:p>118,587719</text:p>
          </table:table-cell>
          <table:table-cell/>
          <table:table-cell office:value-type="float" office:value="-547.614502" calcext:value-type="float">
            <text:p>-547,614502</text:p>
          </table:table-cell>
        </table:table-row>
        <table:table-row table:style-name="ro1">
          <table:table-cell office:value-type="float" office:value="14908.248867" calcext:value-type="float">
            <text:p>14908,248867</text:p>
          </table:table-cell>
          <table:table-cell office:value-type="float" office:value="118.133181" calcext:value-type="float">
            <text:p>118,133181</text:p>
          </table:table-cell>
          <table:table-cell/>
          <table:table-cell office:value-type="float" office:value="-1954.258301" calcext:value-type="float">
            <text:p>-1954,258301</text:p>
          </table:table-cell>
        </table:table-row>
        <table:table-row table:style-name="ro1">
          <table:table-cell office:value-type="float" office:value="14967.800877" calcext:value-type="float">
            <text:p>14967,800877</text:p>
          </table:table-cell>
          <table:table-cell office:value-type="float" office:value="118.752887" calcext:value-type="float">
            <text:p>118,752887</text:p>
          </table:table-cell>
          <table:table-cell/>
          <table:table-cell office:value-type="float" office:value="2004.361572" calcext:value-type="float">
            <text:p>2004,361572</text:p>
          </table:table-cell>
        </table:table-row>
        <table:table-row table:style-name="ro1">
          <table:table-cell office:value-type="float" office:value="14820.042335" calcext:value-type="float">
            <text:p>14820,042335</text:p>
          </table:table-cell>
          <table:table-cell office:value-type="float" office:value="118.986098" calcext:value-type="float">
            <text:p>118,986098</text:p>
          </table:table-cell>
          <table:table-cell/>
          <table:table-cell office:value-type="float" office:value="5759.35498" calcext:value-type="float">
            <text:p>5759,35498</text:p>
          </table:table-cell>
        </table:table-row>
        <table:table-row table:style-name="ro1">
          <table:table-cell office:value-type="float" office:value="14706.473494" calcext:value-type="float">
            <text:p>14706,473494</text:p>
          </table:table-cell>
          <table:table-cell office:value-type="float" office:value="119.393272" calcext:value-type="float">
            <text:p>119,393272</text:p>
          </table:table-cell>
          <table:table-cell/>
          <table:table-cell office:value-type="float" office:value="4305.924316" calcext:value-type="float">
            <text:p>4305,924316</text:p>
          </table:table-cell>
        </table:table-row>
        <table:table-row table:style-name="ro1">
          <table:table-cell office:value-type="float" office:value="14884.981449" calcext:value-type="float">
            <text:p>14884,981449</text:p>
          </table:table-cell>
          <table:table-cell office:value-type="float" office:value="119.872767" calcext:value-type="float">
            <text:p>119,872767</text:p>
          </table:table-cell>
          <table:table-cell/>
          <table:table-cell office:value-type="float" office:value="11099.791992" calcext:value-type="float">
            <text:p>11099,791992</text:p>
          </table:table-cell>
        </table:table-row>
        <table:table-row table:style-name="ro1">
          <table:table-cell office:value-type="float" office:value="14685.356919" calcext:value-type="float">
            <text:p>14685,356919</text:p>
          </table:table-cell>
          <table:table-cell office:value-type="float" office:value="120.448831" calcext:value-type="float">
            <text:p>120,448831</text:p>
          </table:table-cell>
          <table:table-cell/>
          <table:table-cell office:value-type="float" office:value="9170.995117" calcext:value-type="float">
            <text:p>9170,995117</text:p>
          </table:table-cell>
        </table:table-row>
        <table:table-row table:style-name="ro1">
          <table:table-cell office:value-type="float" office:value="14935.67118" calcext:value-type="float">
            <text:p>14935,67118</text:p>
          </table:table-cell>
          <table:table-cell office:value-type="float" office:value="120.638115" calcext:value-type="float">
            <text:p>120,638115</text:p>
          </table:table-cell>
          <table:table-cell/>
          <table:table-cell office:value-type="float" office:value="12333.516602" calcext:value-type="float">
            <text:p>12333,516602</text:p>
          </table:table-cell>
        </table:table-row>
        <table:table-row table:style-name="ro1">
          <table:table-cell office:value-type="float" office:value="14960.45675" calcext:value-type="float">
            <text:p>14960,45675</text:p>
          </table:table-cell>
          <table:table-cell office:value-type="float" office:value="121.037313" calcext:value-type="float">
            <text:p>121,037313</text:p>
          </table:table-cell>
          <table:table-cell/>
          <table:table-cell office:value-type="float" office:value="15038.1875" calcext:value-type="float">
            <text:p>15038,1875</text:p>
          </table:table-cell>
        </table:table-row>
        <table:table-row table:style-name="ro1">
          <table:table-cell office:value-type="float" office:value="15022.656186" calcext:value-type="float">
            <text:p>15022,656186</text:p>
          </table:table-cell>
          <table:table-cell office:value-type="float" office:value="121.366298" calcext:value-type="float">
            <text:p>121,366298</text:p>
          </table:table-cell>
          <table:table-cell/>
          <table:table-cell office:value-type="float" office:value="12305.157227" calcext:value-type="float">
            <text:p>12305,157227</text:p>
          </table:table-cell>
        </table:table-row>
        <table:table-row table:style-name="ro1">
          <table:table-cell office:value-type="float" office:value="15274.160218" calcext:value-type="float">
            <text:p>15274,160218</text:p>
          </table:table-cell>
          <table:table-cell office:value-type="float" office:value="120.879032" calcext:value-type="float">
            <text:p>120,879032</text:p>
          </table:table-cell>
          <table:table-cell/>
          <table:table-cell office:value-type="float" office:value="17623.033203" calcext:value-type="float">
            <text:p>17623,033203</text:p>
          </table:table-cell>
        </table:table-row>
        <table:table-row table:style-name="ro1">
          <table:table-cell office:value-type="float" office:value="15253.096079" calcext:value-type="float">
            <text:p>15253,096079</text:p>
          </table:table-cell>
          <table:table-cell office:value-type="float" office:value="121.458805" calcext:value-type="float">
            <text:p>121,458805</text:p>
          </table:table-cell>
          <table:table-cell/>
          <table:table-cell office:value-type="float" office:value="14057.631836" calcext:value-type="float">
            <text:p>14057,631836</text:p>
          </table:table-cell>
        </table:table-row>
        <table:table-row table:style-name="ro1">
          <table:table-cell office:value-type="float" office:value="15445.336051" calcext:value-type="float">
            <text:p>15445,336051</text:p>
          </table:table-cell>
          <table:table-cell office:value-type="float" office:value="120.579919" calcext:value-type="float">
            <text:p>120,579919</text:p>
          </table:table-cell>
          <table:table-cell/>
          <table:table-cell office:value-type="float" office:value="15463.213867" calcext:value-type="float">
            <text:p>15463,213867</text:p>
          </table:table-cell>
        </table:table-row>
        <table:table-row table:style-name="ro1">
          <table:table-cell office:value-type="float" office:value="15491.396808" calcext:value-type="float">
            <text:p>15491,396808</text:p>
          </table:table-cell>
          <table:table-cell office:value-type="float" office:value="120.487436" calcext:value-type="float">
            <text:p>120,487436</text:p>
          </table:table-cell>
          <table:table-cell/>
          <table:table-cell office:value-type="float" office:value="16333.554688" calcext:value-type="float">
            <text:p>16333,554688</text:p>
          </table:table-cell>
        </table:table-row>
        <table:table-row table:style-name="ro1">
          <table:table-cell office:value-type="float" office:value="15528.333973" calcext:value-type="float">
            <text:p>15528,333973</text:p>
          </table:table-cell>
          <table:table-cell office:value-type="float" office:value="120.319087" calcext:value-type="float">
            <text:p>120,319087</text:p>
          </table:table-cell>
          <table:table-cell/>
          <table:table-cell office:value-type="float" office:value="11734.46875" calcext:value-type="float">
            <text:p>11734,46875</text:p>
          </table:table-cell>
        </table:table-row>
        <table:table-row table:style-name="ro1">
          <table:table-cell office:value-type="float" office:value="15537.845249" calcext:value-type="float">
            <text:p>15537,845249</text:p>
          </table:table-cell>
          <table:table-cell office:value-type="float" office:value="119.184852" calcext:value-type="float">
            <text:p>119,184852</text:p>
          </table:table-cell>
          <table:table-cell/>
          <table:table-cell office:value-type="float" office:value="15199.509766" calcext:value-type="float">
            <text:p>15199,509766</text:p>
          </table:table-cell>
        </table:table-row>
        <table:table-row table:style-name="ro1">
          <table:table-cell office:value-type="float" office:value="15536.210057" calcext:value-type="float">
            <text:p>15536,210057</text:p>
          </table:table-cell>
          <table:table-cell office:value-type="float" office:value="119.603131" calcext:value-type="float">
            <text:p>119,603131</text:p>
          </table:table-cell>
          <table:table-cell/>
          <table:table-cell office:value-type="float" office:value="9842.382812" calcext:value-type="float">
            <text:p>9842,382812</text:p>
          </table:table-cell>
        </table:table-row>
        <table:table-row table:style-name="ro1">
          <table:table-cell office:value-type="float" office:value="15424.133016" calcext:value-type="float">
            <text:p>15424,133016</text:p>
          </table:table-cell>
          <table:table-cell office:value-type="float" office:value="118.536387" calcext:value-type="float">
            <text:p>118,536387</text:p>
          </table:table-cell>
          <table:table-cell/>
          <table:table-cell office:value-type="float" office:value="9559.625" calcext:value-type="float">
            <text:p>9559,625</text:p>
          </table:table-cell>
        </table:table-row>
        <table:table-row table:style-name="ro1">
          <table:table-cell office:value-type="float" office:value="15357.740159" calcext:value-type="float">
            <text:p>15357,740159</text:p>
          </table:table-cell>
          <table:table-cell office:value-type="float" office:value="118.507618" calcext:value-type="float">
            <text:p>118,507618</text:p>
          </table:table-cell>
          <table:table-cell/>
          <table:table-cell office:value-type="float" office:value="8886.458008" calcext:value-type="float">
            <text:p>8886,458008</text:p>
          </table:table-cell>
        </table:table-row>
        <table:table-row table:style-name="ro1">
          <table:table-cell office:value-type="float" office:value="15287.50536" calcext:value-type="float">
            <text:p>15287,50536</text:p>
          </table:table-cell>
          <table:table-cell office:value-type="float" office:value="118.533946" calcext:value-type="float">
            <text:p>118,533946</text:p>
          </table:table-cell>
          <table:table-cell/>
          <table:table-cell office:value-type="float" office:value="2927.473389" calcext:value-type="float">
            <text:p>2927,473389</text:p>
          </table:table-cell>
        </table:table-row>
        <table:table-row table:style-name="ro1">
          <table:table-cell office:value-type="float" office:value="15039.719013" calcext:value-type="float">
            <text:p>15039,719013</text:p>
          </table:table-cell>
          <table:table-cell office:value-type="float" office:value="117.9782" calcext:value-type="float">
            <text:p>117,9782</text:p>
          </table:table-cell>
          <table:table-cell/>
          <table:table-cell office:value-type="float" office:value="5250.003906" calcext:value-type="float">
            <text:p>5250,003906</text:p>
          </table:table-cell>
        </table:table-row>
        <table:table-row table:style-name="ro1">
          <table:table-cell office:value-type="float" office:value="15101.969372" calcext:value-type="float">
            <text:p>15101,969372</text:p>
          </table:table-cell>
          <table:table-cell office:value-type="float" office:value="118.642186" calcext:value-type="float">
            <text:p>118,642186</text:p>
          </table:table-cell>
          <table:table-cell/>
          <table:table-cell office:value-type="float" office:value="-1004.74707" calcext:value-type="float">
            <text:p>-1004,74707</text:p>
          </table:table-cell>
        </table:table-row>
        <table:table-row table:style-name="ro1">
          <table:table-cell office:value-type="float" office:value="14834.277799" calcext:value-type="float">
            <text:p>14834,277799</text:p>
          </table:table-cell>
          <table:table-cell office:value-type="float" office:value="118.508075" calcext:value-type="float">
            <text:p>118,508075</text:p>
          </table:table-cell>
          <table:table-cell/>
          <table:table-cell office:value-type="float" office:value="-1918.351074" calcext:value-type="float">
            <text:p>-1918,351074</text:p>
          </table:table-cell>
        </table:table-row>
        <table:table-row table:style-name="ro1">
          <table:table-cell office:value-type="float" office:value="14824.266827" calcext:value-type="float">
            <text:p>14824,266827</text:p>
          </table:table-cell>
          <table:table-cell office:value-type="float" office:value="118.989501" calcext:value-type="float">
            <text:p>118,989501</text:p>
          </table:table-cell>
          <table:table-cell/>
          <table:table-cell office:value-type="float" office:value="-2939.143066" calcext:value-type="float">
            <text:p>-2939,143066</text:p>
          </table:table-cell>
        </table:table-row>
        <table:table-row table:style-name="ro1">
          <table:table-cell office:value-type="float" office:value="14846.58803" calcext:value-type="float">
            <text:p>14846,58803</text:p>
          </table:table-cell>
          <table:table-cell office:value-type="float" office:value="119.45465" calcext:value-type="float">
            <text:p>119,45465</text:p>
          </table:table-cell>
          <table:table-cell/>
          <table:table-cell office:value-type="float" office:value="-8954.919922" calcext:value-type="float">
            <text:p>-8954,919922</text:p>
          </table:table-cell>
        </table:table-row>
        <table:table-row table:style-name="ro1">
          <table:table-cell office:value-type="float" office:value="14652.868441" calcext:value-type="float">
            <text:p>14652,868441</text:p>
          </table:table-cell>
          <table:table-cell office:value-type="float" office:value="119.917076" calcext:value-type="float">
            <text:p>119,917076</text:p>
          </table:table-cell>
          <table:table-cell/>
          <table:table-cell office:value-type="float" office:value="-6397.40332" calcext:value-type="float">
            <text:p>-6397,40332</text:p>
          </table:table-cell>
        </table:table-row>
        <table:table-row table:style-name="ro1">
          <table:table-cell office:value-type="float" office:value="14915.023406" calcext:value-type="float">
            <text:p>14915,023406</text:p>
          </table:table-cell>
          <table:table-cell office:value-type="float" office:value="120.252933" calcext:value-type="float">
            <text:p>120,252933</text:p>
          </table:table-cell>
          <table:table-cell/>
          <table:table-cell office:value-type="float" office:value="-12130.167969" calcext:value-type="float">
            <text:p>-12130,167969</text:p>
          </table:table-cell>
        </table:table-row>
        <table:table-row table:style-name="ro1">
          <table:table-cell office:value-type="float" office:value="14798.196825" calcext:value-type="float">
            <text:p>14798,196825</text:p>
          </table:table-cell>
          <table:table-cell office:value-type="float" office:value="120.848196" calcext:value-type="float">
            <text:p>120,848196</text:p>
          </table:table-cell>
          <table:table-cell/>
          <table:table-cell office:value-type="float" office:value="-12247.728516" calcext:value-type="float">
            <text:p>-12247,728516</text:p>
          </table:table-cell>
        </table:table-row>
        <table:table-row table:style-name="ro1">
          <table:table-cell office:value-type="float" office:value="14964.060218" calcext:value-type="float">
            <text:p>14964,060218</text:p>
          </table:table-cell>
          <table:table-cell office:value-type="float" office:value="121.027742" calcext:value-type="float">
            <text:p>121,027742</text:p>
          </table:table-cell>
          <table:table-cell/>
          <table:table-cell office:value-type="float" office:value="-12217.976562" calcext:value-type="float">
            <text:p>-12217,976562</text:p>
          </table:table-cell>
        </table:table-row>
        <table:table-row table:style-name="ro1">
          <table:table-cell office:value-type="float" office:value="15130.272363" calcext:value-type="float">
            <text:p>15130,272363</text:p>
          </table:table-cell>
          <table:table-cell office:value-type="float" office:value="121.019421" calcext:value-type="float">
            <text:p>121,019421</text:p>
          </table:table-cell>
          <table:table-cell/>
          <table:table-cell office:value-type="float" office:value="-16954.763672" calcext:value-type="float">
            <text:p>-16954,763672</text:p>
          </table:table-cell>
        </table:table-row>
        <table:table-row table:style-name="ro1">
          <table:table-cell office:value-type="float" office:value="15122.153291" calcext:value-type="float">
            <text:p>15122,153291</text:p>
          </table:table-cell>
          <table:table-cell office:value-type="float" office:value="121.541663" calcext:value-type="float">
            <text:p>121,541663</text:p>
          </table:table-cell>
          <table:table-cell/>
          <table:table-cell office:value-type="float" office:value="-12921.033203" calcext:value-type="float">
            <text:p>-12921,033203</text:p>
          </table:table-cell>
        </table:table-row>
        <table:table-row table:style-name="ro1">
          <table:table-cell office:value-type="float" office:value="15377.219501" calcext:value-type="float">
            <text:p>15377,219501</text:p>
          </table:table-cell>
          <table:table-cell office:value-type="float" office:value="120.711471" calcext:value-type="float">
            <text:p>120,711471</text:p>
          </table:table-cell>
          <table:table-cell/>
          <table:table-cell office:value-type="float" office:value="-17017.027344" calcext:value-type="float">
            <text:p>-17017,027344</text:p>
          </table:table-cell>
        </table:table-row>
        <table:table-row table:style-name="ro1">
          <table:table-cell office:value-type="float" office:value="15386.956459" calcext:value-type="float">
            <text:p>15386,956459</text:p>
          </table:table-cell>
          <table:table-cell office:value-type="float" office:value="121.084728" calcext:value-type="float">
            <text:p>121,084728</text:p>
          </table:table-cell>
          <table:table-cell/>
          <table:table-cell office:value-type="float" office:value="-15376.814453" calcext:value-type="float">
            <text:p>-15376,814453</text:p>
          </table:table-cell>
        </table:table-row>
        <table:table-row table:style-name="ro1">
          <table:table-cell office:value-type="float" office:value="15492.292236" calcext:value-type="float">
            <text:p>15492,292236</text:p>
          </table:table-cell>
          <table:table-cell office:value-type="float" office:value="120.471463" calcext:value-type="float">
            <text:p>120,471463</text:p>
          </table:table-cell>
          <table:table-cell/>
          <table:table-cell office:value-type="float" office:value="-13513.34375" calcext:value-type="float">
            <text:p>-13513,34375</text:p>
          </table:table-cell>
        </table:table-row>
        <table:table-row table:style-name="ro1">
          <table:table-cell office:value-type="float" office:value="15542.729183" calcext:value-type="float">
            <text:p>15542,729183</text:p>
          </table:table-cell>
          <table:table-cell office:value-type="float" office:value="119.801566" calcext:value-type="float">
            <text:p>119,801566</text:p>
          </table:table-cell>
          <table:table-cell/>
          <table:table-cell office:value-type="float" office:value="-16383.462891" calcext:value-type="float">
            <text:p>-16383,462891</text:p>
          </table:table-cell>
        </table:table-row>
        <table:table-row table:style-name="ro1">
          <table:table-cell office:value-type="float" office:value="15548.244996" calcext:value-type="float">
            <text:p>15548,244996</text:p>
          </table:table-cell>
          <table:table-cell office:value-type="float" office:value="120.040312" calcext:value-type="float">
            <text:p>120,040312</text:p>
          </table:table-cell>
          <table:table-cell/>
          <table:table-cell office:value-type="float" office:value="-10497.732422" calcext:value-type="float">
            <text:p>-10497,732422</text:p>
          </table:table-cell>
        </table:table-row>
        <table:table-row table:style-name="ro1">
          <table:table-cell office:value-type="float" office:value="15490.445647" calcext:value-type="float">
            <text:p>15490,445647</text:p>
          </table:table-cell>
          <table:table-cell office:value-type="float" office:value="118.750981" calcext:value-type="float">
            <text:p>118,750981</text:p>
          </table:table-cell>
          <table:table-cell/>
          <table:table-cell office:value-type="float" office:value="-12801.554688" calcext:value-type="float">
            <text:p>-12801,554688</text:p>
          </table:table-cell>
        </table:table-row>
        <table:table-row table:style-name="ro1">
          <table:table-cell office:value-type="float" office:value="15474.056088" calcext:value-type="float">
            <text:p>15474,056088</text:p>
          </table:table-cell>
          <table:table-cell office:value-type="float" office:value="119.052523" calcext:value-type="float">
            <text:p>119,052523</text:p>
          </table:table-cell>
          <table:table-cell/>
          <table:table-cell office:value-type="float" office:value="-9472.836914" calcext:value-type="float">
            <text:p>-9472,836914</text:p>
          </table:table-cell>
        </table:table-row>
        <table:table-row table:style-name="ro1">
          <table:table-cell office:value-type="float" office:value="15355.510478" calcext:value-type="float">
            <text:p>15355,510478</text:p>
          </table:table-cell>
          <table:table-cell office:value-type="float" office:value="118.493375" calcext:value-type="float">
            <text:p>118,493375</text:p>
          </table:table-cell>
          <table:table-cell/>
          <table:table-cell office:value-type="float" office:value="-6066.246582" calcext:value-type="float">
            <text:p>-6066,246582</text:p>
          </table:table-cell>
        </table:table-row>
        <table:table-row table:style-name="ro1">
          <table:table-cell office:value-type="float" office:value="15201.852104" calcext:value-type="float">
            <text:p>15201,852104</text:p>
          </table:table-cell>
          <table:table-cell office:value-type="float" office:value="118.112471" calcext:value-type="float">
            <text:p>118,112471</text:p>
          </table:table-cell>
          <table:table-cell/>
          <table:table-cell office:value-type="float" office:value="-7577.07959" calcext:value-type="float">
            <text:p>-7577,07959</text:p>
          </table:table-cell>
        </table:table-row>
        <table:table-row table:style-name="ro1">
          <table:table-cell office:value-type="float" office:value="15207.603412" calcext:value-type="float">
            <text:p>15207,603412</text:p>
          </table:table-cell>
          <table:table-cell office:value-type="float" office:value="118.586926" calcext:value-type="float">
            <text:p>118,586926</text:p>
          </table:table-cell>
          <table:table-cell/>
          <table:table-cell office:value-type="float" office:value="-548.003479" calcext:value-type="float">
            <text:p>-548,003479</text:p>
          </table:table-cell>
        </table:table-row>
        <table:table-row table:style-name="ro1">
          <table:table-cell office:value-type="float" office:value="14908.376372" calcext:value-type="float">
            <text:p>14908,376372</text:p>
          </table:table-cell>
          <table:table-cell office:value-type="float" office:value="118.132466" calcext:value-type="float">
            <text:p>118,132466</text:p>
          </table:table-cell>
          <table:table-cell/>
          <table:table-cell office:value-type="float" office:value="-1954.258301" calcext:value-type="float">
            <text:p>-1954,258301</text:p>
          </table:table-cell>
        </table:table-row>
        <table:table-row table:style-name="ro1">
          <table:table-cell office:value-type="float" office:value="14967.907907" calcext:value-type="float">
            <text:p>14967,907907</text:p>
          </table:table-cell>
          <table:table-cell office:value-type="float" office:value="118.752144" calcext:value-type="float">
            <text:p>118,752144</text:p>
          </table:table-cell>
          <table:table-cell/>
          <table:table-cell office:value-type="float" office:value="2004.361572" calcext:value-type="float">
            <text:p>2004,361572</text:p>
          </table:table-cell>
        </table:table-row>
        <table:table-row table:style-name="ro1">
          <table:table-cell office:value-type="float" office:value="14820.072828" calcext:value-type="float">
            <text:p>14820,072828</text:p>
          </table:table-cell>
          <table:table-cell office:value-type="float" office:value="118.985242" calcext:value-type="float">
            <text:p>118,985242</text:p>
          </table:table-cell>
          <table:table-cell/>
          <table:table-cell office:value-type="float" office:value="5759.35498" calcext:value-type="float">
            <text:p>5759,35498</text:p>
          </table:table-cell>
        </table:table-row>
        <table:table-row table:style-name="ro1">
          <table:table-cell office:value-type="float" office:value="14706.453669" calcext:value-type="float">
            <text:p>14706,453669</text:p>
          </table:table-cell>
          <table:table-cell office:value-type="float" office:value="119.392368" calcext:value-type="float">
            <text:p>119,392368</text:p>
          </table:table-cell>
          <table:table-cell/>
          <table:table-cell office:value-type="float" office:value="4306.313477" calcext:value-type="float">
            <text:p>4306,313477</text:p>
          </table:table-cell>
        </table:table-row>
        <table:table-row table:style-name="ro1">
          <table:table-cell office:value-type="float" office:value="14884.940258" calcext:value-type="float">
            <text:p>14884,940258</text:p>
          </table:table-cell>
          <table:table-cell office:value-type="float" office:value="119.871878" calcext:value-type="float">
            <text:p>119,871878</text:p>
          </table:table-cell>
          <table:table-cell/>
          <table:table-cell office:value-type="float" office:value="11099.181641" calcext:value-type="float">
            <text:p>11099,181641</text:p>
          </table:table-cell>
        </table:table-row>
        <table:table-row table:style-name="ro1">
          <table:table-cell office:value-type="float" office:value="14685.264584" calcext:value-type="float">
            <text:p>14685,264584</text:p>
          </table:table-cell>
          <table:table-cell office:value-type="float" office:value="120.447974" calcext:value-type="float">
            <text:p>120,447974</text:p>
          </table:table-cell>
          <table:table-cell/>
          <table:table-cell office:value-type="float" office:value="9170.995117" calcext:value-type="float">
            <text:p>9170,995117</text:p>
          </table:table-cell>
        </table:table-row>
        <table:table-row table:style-name="ro1">
          <table:table-cell office:value-type="float" office:value="14935.549721" calcext:value-type="float">
            <text:p>14935,549721</text:p>
          </table:table-cell>
          <table:table-cell office:value-type="float" office:value="120.637317" calcext:value-type="float">
            <text:p>120,637317</text:p>
          </table:table-cell>
          <table:table-cell/>
          <table:table-cell office:value-type="float" office:value="12334.12793" calcext:value-type="float">
            <text:p>12334,12793</text:p>
          </table:table-cell>
        </table:table-row>
        <table:table-row table:style-name="ro1">
          <table:table-cell office:value-type="float" office:value="14960.305525" calcext:value-type="float">
            <text:p>14960,305525</text:p>
          </table:table-cell>
          <table:table-cell office:value-type="float" office:value="121.036563" calcext:value-type="float">
            <text:p>121,036563</text:p>
          </table:table-cell>
          <table:table-cell/>
          <table:table-cell office:value-type="float" office:value="15038.1875" calcext:value-type="float">
            <text:p>15038,1875</text:p>
          </table:table-cell>
        </table:table-row>
        <table:table-row table:style-name="ro1">
          <table:table-cell office:value-type="float" office:value="15022.479542" calcext:value-type="float">
            <text:p>15022,479542</text:p>
          </table:table-cell>
          <table:table-cell office:value-type="float" office:value="121.365624" calcext:value-type="float">
            <text:p>121,365624</text:p>
          </table:table-cell>
          <table:table-cell/>
          <table:table-cell office:value-type="float" office:value="12305.546875" calcext:value-type="float">
            <text:p>12305,546875</text:p>
          </table:table-cell>
        </table:table-row>
        <table:table-row table:style-name="ro1">
          <table:table-cell office:value-type="float" office:value="15273.970156" calcext:value-type="float">
            <text:p>15273,970156</text:p>
          </table:table-cell>
          <table:table-cell office:value-type="float" office:value="120.878411" calcext:value-type="float">
            <text:p>120,878411</text:p>
          </table:table-cell>
          <table:table-cell/>
          <table:table-cell office:value-type="float" office:value="17622.421875" calcext:value-type="float">
            <text:p>17622,421875</text:p>
          </table:table-cell>
        </table:table-row>
        <table:table-row table:style-name="ro1">
          <table:table-cell office:value-type="float" office:value="15252.890838" calcext:value-type="float">
            <text:p>15252,890838</text:p>
          </table:table-cell>
          <table:table-cell office:value-type="float" office:value="121.458295" calcext:value-type="float">
            <text:p>121,458295</text:p>
          </table:table-cell>
          <table:table-cell/>
          <table:table-cell office:value-type="float" office:value="14057.631836" calcext:value-type="float">
            <text:p>14057,631836</text:p>
          </table:table-cell>
        </table:table-row>
        <table:table-row table:style-name="ro1">
          <table:table-cell office:value-type="float" office:value="15445.120774" calcext:value-type="float">
            <text:p>15445,120774</text:p>
          </table:table-cell>
          <table:table-cell office:value-type="float" office:value="120.579508" calcext:value-type="float">
            <text:p>120,579508</text:p>
          </table:table-cell>
          <table:table-cell/>
          <table:table-cell office:value-type="float" office:value="15463.213867" calcext:value-type="float">
            <text:p>15463,213867</text:p>
          </table:table-cell>
        </table:table-row>
        <table:table-row table:style-name="ro1">
          <table:table-cell office:value-type="float" office:value="15491.161421" calcext:value-type="float">
            <text:p>15491,161421</text:p>
          </table:table-cell>
          <table:table-cell office:value-type="float" office:value="120.48727" calcext:value-type="float">
            <text:p>120,48727</text:p>
          </table:table-cell>
          <table:table-cell/>
          <table:table-cell office:value-type="float" office:value="16333.554688" calcext:value-type="float">
            <text:p>16333,554688</text:p>
          </table:table-cell>
        </table:table-row>
        <table:table-row table:style-name="ro1">
          <table:table-cell office:value-type="float" office:value="15528.089051" calcext:value-type="float">
            <text:p>15528,089051</text:p>
          </table:table-cell>
          <table:table-cell office:value-type="float" office:value="120.319099" calcext:value-type="float">
            <text:p>120,319099</text:p>
          </table:table-cell>
          <table:table-cell/>
          <table:table-cell office:value-type="float" office:value="11734.857422" calcext:value-type="float">
            <text:p>11734,857422</text:p>
          </table:table-cell>
        </table:table-row>
        <table:table-row table:style-name="ro1">
          <table:table-cell office:value-type="float" office:value="15537.598004" calcext:value-type="float">
            <text:p>15537,598004</text:p>
          </table:table-cell>
          <table:table-cell office:value-type="float" office:value="119.184917" calcext:value-type="float">
            <text:p>119,184917</text:p>
          </table:table-cell>
          <table:table-cell/>
          <table:table-cell office:value-type="float" office:value="15200.121094" calcext:value-type="float">
            <text:p>15200,121094</text:p>
          </table:table-cell>
        </table:table-row>
        <table:table-row table:style-name="ro1">
          <table:table-cell office:value-type="float" office:value="15535.973888" calcext:value-type="float">
            <text:p>15535,973888</text:p>
          </table:table-cell>
          <table:table-cell office:value-type="float" office:value="119.603455" calcext:value-type="float">
            <text:p>119,603455</text:p>
          </table:table-cell>
          <table:table-cell/>
          <table:table-cell office:value-type="float" office:value="9841.771484" calcext:value-type="float">
            <text:p>9841,771484</text:p>
          </table:table-cell>
        </table:table-row>
        <table:table-row table:style-name="ro1">
          <table:table-cell office:value-type="float" office:value="15423.909025" calcext:value-type="float">
            <text:p>15423,909025</text:p>
          </table:table-cell>
          <table:table-cell office:value-type="float" office:value="118.536875" calcext:value-type="float">
            <text:p>118,536875</text:p>
          </table:table-cell>
          <table:table-cell/>
          <table:table-cell office:value-type="float" office:value="9559.625" calcext:value-type="float">
            <text:p>9559,625</text:p>
          </table:table-cell>
        </table:table-row>
        <table:table-row table:style-name="ro1">
          <table:table-cell office:value-type="float" office:value="15357.516103" calcext:value-type="float">
            <text:p>15357,516103</text:p>
          </table:table-cell>
          <table:table-cell office:value-type="float" office:value="118.508108" calcext:value-type="float">
            <text:p>118,508108</text:p>
          </table:table-cell>
          <table:table-cell/>
          <table:table-cell office:value-type="float" office:value="8886.458008" calcext:value-type="float">
            <text:p>8886,458008</text:p>
          </table:table-cell>
        </table:table-row>
        <table:table-row table:style-name="ro1">
          <table:table-cell office:value-type="float" office:value="15287.307806" calcext:value-type="float">
            <text:p>15287,307806</text:p>
          </table:table-cell>
          <table:table-cell office:value-type="float" office:value="118.534597" calcext:value-type="float">
            <text:p>118,534597</text:p>
          </table:table-cell>
          <table:table-cell/>
          <table:table-cell office:value-type="float" office:value="2927.862549" calcext:value-type="float">
            <text:p>2927,862549</text:p>
          </table:table-cell>
        </table:table-row>
        <table:table-row table:style-name="ro1">
          <table:table-cell office:value-type="float" office:value="15039.533771" calcext:value-type="float">
            <text:p>15039,533771</text:p>
          </table:table-cell>
          <table:table-cell office:value-type="float" office:value="117.978906" calcext:value-type="float">
            <text:p>117,978906</text:p>
          </table:table-cell>
          <table:table-cell/>
          <table:table-cell office:value-type="float" office:value="5250.392578" calcext:value-type="float">
            <text:p>5250,392578</text:p>
          </table:table-cell>
        </table:table-row>
        <table:table-row table:style-name="ro1">
          <table:table-cell office:value-type="float" office:value="15101.839791" calcext:value-type="float">
            <text:p>15101,839791</text:p>
          </table:table-cell>
          <table:table-cell office:value-type="float" office:value="118.643064" calcext:value-type="float">
            <text:p>118,643064</text:p>
          </table:table-cell>
          <table:table-cell/>
          <table:table-cell office:value-type="float" office:value="-1004.74707" calcext:value-type="float">
            <text:p>-1004,74707</text:p>
          </table:table-cell>
        </table:table-row>
        <table:table-row table:style-name="ro1">
          <table:table-cell office:value-type="float" office:value="14834.208841" calcext:value-type="float">
            <text:p>14834,208841</text:p>
          </table:table-cell>
          <table:table-cell office:value-type="float" office:value="118.509093" calcext:value-type="float">
            <text:p>118,509093</text:p>
          </table:table-cell>
          <table:table-cell/>
          <table:table-cell office:value-type="float" office:value="-1918.962158" calcext:value-type="float">
            <text:p>-1918,962158</text:p>
          </table:table-cell>
        </table:table-row>
        <table:table-row table:style-name="ro1">
          <table:table-cell office:value-type="float" office:value="14824.236405" calcext:value-type="float">
            <text:p>14824,236405</text:p>
          </table:table-cell>
          <table:table-cell office:value-type="float" office:value="118.990574" calcext:value-type="float">
            <text:p>118,990574</text:p>
          </table:table-cell>
          <table:table-cell/>
          <table:table-cell office:value-type="float" office:value="-2939.143066" calcext:value-type="float">
            <text:p>-2939,143066</text:p>
          </table:table-cell>
        </table:table-row>
        <table:table-row table:style-name="ro1">
          <table:table-cell office:value-type="float" office:value="14846.578268" calcext:value-type="float">
            <text:p>14846,578268</text:p>
          </table:table-cell>
          <table:table-cell office:value-type="float" office:value="119.455749" calcext:value-type="float">
            <text:p>119,455749</text:p>
          </table:table-cell>
          <table:table-cell/>
          <table:table-cell office:value-type="float" office:value="-8954.919922" calcext:value-type="float">
            <text:p>-8954,919922</text:p>
          </table:table-cell>
        </table:table-row>
        <table:table-row table:style-name="ro1">
          <table:table-cell office:value-type="float" office:value="14652.860979" calcext:value-type="float">
            <text:p>14652,860979</text:p>
          </table:table-cell>
          <table:table-cell office:value-type="float" office:value="119.91819" calcext:value-type="float">
            <text:p>119,91819</text:p>
          </table:table-cell>
          <table:table-cell/>
          <table:table-cell office:value-type="float" office:value="-6396.791992" calcext:value-type="float">
            <text:p>-6396,791992</text:p>
          </table:table-cell>
        </table:table-row>
        <table:table-row table:style-name="ro1">
          <table:table-cell office:value-type="float" office:value="14915.018025" calcext:value-type="float">
            <text:p>14915,018025</text:p>
          </table:table-cell>
          <table:table-cell office:value-type="float" office:value="120.25404" calcext:value-type="float">
            <text:p>120,25404</text:p>
          </table:table-cell>
          <table:table-cell/>
          <table:table-cell office:value-type="float" office:value="-12130.167969" calcext:value-type="float">
            <text:p>-12130,167969</text:p>
          </table:table-cell>
        </table:table-row>
        <table:table-row table:style-name="ro1">
          <table:table-cell office:value-type="float" office:value="14798.252578" calcext:value-type="float">
            <text:p>14798,252578</text:p>
          </table:table-cell>
          <table:table-cell office:value-type="float" office:value="120.849241" calcext:value-type="float">
            <text:p>120,849241</text:p>
          </table:table-cell>
          <table:table-cell/>
          <table:table-cell office:value-type="float" office:value="-12247.339844" calcext:value-type="float">
            <text:p>-12247,339844</text:p>
          </table:table-cell>
        </table:table-row>
        <table:table-row table:style-name="ro1">
          <table:table-cell office:value-type="float" office:value="14964.142996" calcext:value-type="float">
            <text:p>14964,142996</text:p>
          </table:table-cell>
          <table:table-cell office:value-type="float" office:value="121.028715" calcext:value-type="float">
            <text:p>121,028715</text:p>
          </table:table-cell>
          <table:table-cell/>
          <table:table-cell office:value-type="float" office:value="-12218.365234" calcext:value-type="float">
            <text:p>-12218,365234</text:p>
          </table:table-cell>
        </table:table-row>
        <table:table-row table:style-name="ro1">
          <table:table-cell office:value-type="float" office:value="15130.39618" calcext:value-type="float">
            <text:p>15130,39618</text:p>
          </table:table-cell>
          <table:table-cell office:value-type="float" office:value="121.020276" calcext:value-type="float">
            <text:p>121,020276</text:p>
          </table:table-cell>
          <table:table-cell/>
          <table:table-cell office:value-type="float" office:value="-16954.763672" calcext:value-type="float">
            <text:p>-16954,763672</text:p>
          </table:table-cell>
        </table:table-row>
        <table:table-row table:style-name="ro1">
          <table:table-cell office:value-type="float" office:value="15122.326384" calcext:value-type="float">
            <text:p>15122,326384</text:p>
          </table:table-cell>
          <table:table-cell office:value-type="float" office:value="121.542322" calcext:value-type="float">
            <text:p>121,542322</text:p>
          </table:table-cell>
          <table:table-cell/>
          <table:table-cell office:value-type="float" office:value="-12920.421875" calcext:value-type="float">
            <text:p>-12920,421875</text:p>
          </table:table-cell>
        </table:table-row>
        <table:table-row table:style-name="ro1">
          <table:table-cell office:value-type="float" office:value="15377.41266" calcext:value-type="float">
            <text:p>15377,41266</text:p>
          </table:table-cell>
          <table:table-cell office:value-type="float" office:value="120.712049" calcext:value-type="float">
            <text:p>120,712049</text:p>
          </table:table-cell>
          <table:table-cell/>
          <table:table-cell office:value-type="float" office:value="-17016.414062" calcext:value-type="float">
            <text:p>-17016,414062</text:p>
          </table:table-cell>
        </table:table-row>
        <table:table-row table:style-name="ro1">
          <table:table-cell office:value-type="float" office:value="15387.13873" calcext:value-type="float">
            <text:p>15387,13873</text:p>
          </table:table-cell>
          <table:table-cell office:value-type="float" office:value="121.085406" calcext:value-type="float">
            <text:p>121,085406</text:p>
          </table:table-cell>
          <table:table-cell/>
          <table:table-cell office:value-type="float" office:value="-15377.425781" calcext:value-type="float">
            <text:p>-15377,425781</text:p>
          </table:table-cell>
        </table:table-row>
        <table:table-row table:style-name="ro1">
          <table:table-cell office:value-type="float" office:value="15492.489621" calcext:value-type="float">
            <text:p>15492,489621</text:p>
          </table:table-cell>
          <table:table-cell office:value-type="float" office:value="120.471971" calcext:value-type="float">
            <text:p>120,471971</text:p>
          </table:table-cell>
          <table:table-cell/>
          <table:table-cell office:value-type="float" office:value="-13513.34375" calcext:value-type="float">
            <text:p>-13513,34375</text:p>
          </table:table-cell>
        </table:table-row>
        <table:table-row table:style-name="ro1">
          <table:table-cell office:value-type="float" office:value="15542.933861" calcext:value-type="float">
            <text:p>15542,933861</text:p>
          </table:table-cell>
          <table:table-cell office:value-type="float" office:value="119.801941" calcext:value-type="float">
            <text:p>119,801941</text:p>
          </table:table-cell>
          <table:table-cell/>
          <table:table-cell office:value-type="float" office:value="-16384.074219" calcext:value-type="float">
            <text:p>-16384,074219</text:p>
          </table:table-cell>
        </table:table-row>
        <table:table-row table:style-name="ro1">
          <table:table-cell office:value-type="float" office:value="15548.452116" calcext:value-type="float">
            <text:p>15548,452116</text:p>
          </table:table-cell>
          <table:table-cell office:value-type="float" office:value="120.040613" calcext:value-type="float">
            <text:p>120,040613</text:p>
          </table:table-cell>
          <table:table-cell/>
          <table:table-cell office:value-type="float" office:value="-10497.732422" calcext:value-type="float">
            <text:p>-10497,732422</text:p>
          </table:table-cell>
        </table:table-row>
        <table:table-row table:style-name="ro1">
          <table:table-cell office:value-type="float" office:value="15490.65088" calcext:value-type="float">
            <text:p>15490,65088</text:p>
          </table:table-cell>
          <table:table-cell office:value-type="float" office:value="118.7513" calcext:value-type="float">
            <text:p>118,7513</text:p>
          </table:table-cell>
          <table:table-cell/>
          <table:table-cell office:value-type="float" office:value="-12801.554688" calcext:value-type="float">
            <text:p>-12801,554688</text:p>
          </table:table-cell>
        </table:table-row>
        <table:table-row table:style-name="ro1">
          <table:table-cell office:value-type="float" office:value="15474.262661" calcext:value-type="float">
            <text:p>15474,262661</text:p>
          </table:table-cell>
          <table:table-cell office:value-type="float" office:value="119.052763" calcext:value-type="float">
            <text:p>119,052763</text:p>
          </table:table-cell>
          <table:table-cell/>
          <table:table-cell office:value-type="float" office:value="-9473.447266" calcext:value-type="float">
            <text:p>-9473,4472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1:35:01.233155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11:38:12.768260596</dc:date>
    <meta:editing-duration>PT7M4S</meta:editing-duration>
    <meta:editing-cycles>2</meta:editing-cycles>
    <meta:generator>LibreOffice/6.1.6.3$Linux_X86_64 LibreOffice_project/10$Build-3</meta:generator>
    <meta:document-statistic meta:table-count="1" meta:cell-count="4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va_file.B3:va_file.B162" svg:x="0.32cm" svg:y="0.18cm" svg:width="12.428cm" svg:height="8.64cm">
          <chartooo:coordinate-region svg:x="1.232cm" svg:y="0.18cm" svg:width="11.51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_file.B3:va_file.B162" chart:class="chart:line"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_file.B3:va_file.B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6.934352">
                <text:p>-166.934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0.932291">
                <text:p>-160.932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.481724">
                <text:p>-156.481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1.37534">
                <text:p>-151.37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6.021979">
                <text:p>-146.021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1.905569">
                <text:p>-141.905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6.512125">
                <text:p>-136.512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2.544538">
                <text:p>-132.544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8.35205">
                <text:p>-128.35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4.115813">
                <text:p>-124.115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1.48795">
                <text:p>-121.48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7.844024">
                <text:p>-117.844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6.140649">
                <text:p>-116.14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4.642052">
                <text:p>-114.642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3.481373">
                <text:p>-113.481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4.652228">
                <text:p>-114.652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4.960704">
                <text:p>-114.960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7.491307">
                <text:p>-117.491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9.994188">
                <text:p>-119.994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2.293169">
                <text:p>-122.293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5.237053">
                <text:p>-125.237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6.802777">
                <text:p>-126.802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8.151989">
                <text:p>-128.151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8.635253">
                <text:p>-128.635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8.471161">
                <text:p>-128.47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7.633893">
                <text:p>-127.633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6.662752">
                <text:p>-126.662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5.081105">
                <text:p>-125.081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3.501685">
                <text:p>-123.501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2.06409">
                <text:p>-122.06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0.173038">
                <text:p>-120.173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9.183337">
                <text:p>-119.183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7.83633">
                <text:p>-117.836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7.109791">
                <text:p>-117.109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7.057315">
                <text:p>-117.057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6.760741">
                <text:p>-116.760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7.782249">
                <text:p>-117.782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8.493566">
                <text:p>-118.4935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9.749911">
                <text:p>-119.749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.11251">
                <text:p>118.11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58677">
                <text:p>118.58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.132237">
                <text:p>118.13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.751893">
                <text:p>118.751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985018">
                <text:p>118.985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.392116">
                <text:p>119.392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.871615">
                <text:p>119.871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.447705">
                <text:p>120.447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.637049">
                <text:p>120.6370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.036271">
                <text:p>121.036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.36526">
                <text:p>121.36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.878003">
                <text:p>120.878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.457935">
                <text:p>121.457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.579252">
                <text:p>120.5792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.486944">
                <text:p>120.486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.318773">
                <text:p>120.318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.18453">
                <text:p>119.18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.603033">
                <text:p>119.603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.536572">
                <text:p>118.536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.507811">
                <text:p>118.507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.534198">
                <text:p>118.5341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.978462">
                <text:p>117.978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.642458">
                <text:p>118.642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.508418">
                <text:p>118.508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.989915">
                <text:p>118.989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.45508">
                <text:p>119.45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.91751">
                <text:p>119.91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.253401">
                <text:p>120.2534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.848688">
                <text:p>120.848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.028186">
                <text:p>121.028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1.019874">
                <text:p>121.0198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.54207">
                <text:p>121.54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.711791">
                <text:p>120.711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.085319">
                <text:p>121.085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.472261">
                <text:p>120.472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.802329">
                <text:p>119.8023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.041046">
                <text:p>120.041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.751782">
                <text:p>118.751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.053432">
                <text:p>119.053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8.494396">
                <text:p>118.494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.113399">
                <text:p>118.113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8.587719">
                <text:p>118.587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.133181">
                <text:p>118.133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752887">
                <text:p>118.7528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.986098">
                <text:p>118.9860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.393272">
                <text:p>119.3932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9.872767">
                <text:p>119.872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.448831">
                <text:p>120.448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.638115">
                <text:p>120.638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.037313">
                <text:p>121.037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.366298">
                <text:p>121.366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.879032">
                <text:p>120.879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.458805">
                <text:p>121.458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.579919">
                <text:p>120.579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.487436">
                <text:p>120.487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.319087">
                <text:p>120.319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.184852">
                <text:p>119.1848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.603131">
                <text:p>119.603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.536387">
                <text:p>118.5363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.507618">
                <text:p>118.5076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.533946">
                <text:p>118.5339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.9782">
                <text:p>117.97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.642186">
                <text:p>118.642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.508075">
                <text:p>118.5080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8.989501">
                <text:p>118.9895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.45465">
                <text:p>119.45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.917076">
                <text:p>119.9170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.252933">
                <text:p>120.2529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.848196">
                <text:p>120.848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.027742">
                <text:p>121.027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.019421">
                <text:p>121.0194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.541663">
                <text:p>121.541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.711471">
                <text:p>120.7114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.084728">
                <text:p>121.084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.471463">
                <text:p>120.471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.801566">
                <text:p>119.8015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.040312">
                <text:p>120.040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750981">
                <text:p>118.750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052523">
                <text:p>119.052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.493375">
                <text:p>118.493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8.112471">
                <text:p>118.1124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.586926">
                <text:p>118.586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.132466">
                <text:p>118.132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.752144">
                <text:p>118.752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.985242">
                <text:p>118.985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9.392368">
                <text:p>119.3923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9.871878">
                <text:p>119.871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.447974">
                <text:p>120.4479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.637317">
                <text:p>120.6373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1.036563">
                <text:p>121.0365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1.365624">
                <text:p>121.365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.878411">
                <text:p>120.878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.458295">
                <text:p>121.4582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.579508">
                <text:p>120.579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.48727">
                <text:p>120.48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.319099">
                <text:p>120.3190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9.184917">
                <text:p>119.184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.603455">
                <text:p>119.603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8.536875">
                <text:p>118.53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8.508108">
                <text:p>118.508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8.534597">
                <text:p>118.5345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.978906">
                <text:p>117.978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8.643064">
                <text:p>118.6430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8.509093">
                <text:p>118.5090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8.990574">
                <text:p>118.990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9.455749">
                <text:p>119.4557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.91819">
                <text:p>119.91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0.25404">
                <text:p>120.25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.849241">
                <text:p>120.849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.028715">
                <text:p>121.028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.020276">
                <text:p>121.020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1.542322">
                <text:p>121.5423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.712049">
                <text:p>120.712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1.085406">
                <text:p>121.0854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.471971">
                <text:p>120.4719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.801941">
                <text:p>119.8019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.040613">
                <text:p>120.0406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.7513">
                <text:p>118.7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.052763">
                <text:p>119.05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va_file.A3:va_file.A162 va_file.D3:va_file.D162" svg:x="0.32cm" svg:y="0.18cm" svg:width="12.428cm" svg:height="8.64cm">
          <chartooo:coordinate-region svg:x="1.603cm" svg:y="0.379cm" svg:width="11.1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_file.A3:va_file.A162" chart:class="chart:line">
            <chart:data-point chart:repeated="160"/>
          </chart:series>
          <chart:series chart:style-name="ch7" chart:values-cell-range-address="va_file.D3:va_file.D16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_file.A3:va_file.A162</svg:desc>
                </draw:g>
              </table:table-cell>
              <table:table-cell office:value-type="float" office:value="0">
                <text:p>0</text:p>
                <draw:g>
                  <svg:desc>va_file.D3:va_file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6.988203">
                <text:p>556.988203</text:p>
              </table:table-cell>
              <table:table-cell office:value-type="float" office:value="-7577.07959">
                <text:p>-7577.07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2.996464">
                <text:p>1012.996464</text:p>
              </table:table-cell>
              <table:table-cell office:value-type="float" office:value="-548.003479">
                <text:p>-548.003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7.643349">
                <text:p>1767.643349</text:p>
              </table:table-cell>
              <table:table-cell office:value-type="float" office:value="-1954.258301">
                <text:p>-1954.258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1.970307">
                <text:p>2381.970307</text:p>
              </table:table-cell>
              <table:table-cell office:value-type="float" office:value="2004.361572">
                <text:p>2004.361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94.004139">
                <text:p>3094.004139</text:p>
              </table:table-cell>
              <table:table-cell office:value-type="float" office:value="5759.35498">
                <text:p>5759.35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72.661251">
                <text:p>3872.661251</text:p>
              </table:table-cell>
              <table:table-cell office:value-type="float" office:value="4306.313477">
                <text:p>4306.313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61.400256">
                <text:p>4461.400256</text:p>
              </table:table-cell>
              <table:table-cell office:value-type="float" office:value="11099.181641">
                <text:p>11099.181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13.59909">
                <text:p>5213.59909</text:p>
              </table:table-cell>
              <table:table-cell office:value-type="float" office:value="9170.383789">
                <text:p>9170.38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45.203286">
                <text:p>5745.203286</text:p>
              </table:table-cell>
              <table:table-cell office:value-type="float" office:value="12333.516602">
                <text:p>12333.51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60.671219">
                <text:p>6260.671219</text:p>
              </table:table-cell>
              <table:table-cell office:value-type="float" office:value="15038.1875">
                <text:p>15038.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37.498834">
                <text:p>6737.498834</text:p>
              </table:table-cell>
              <table:table-cell office:value-type="float" office:value="12305.546875">
                <text:p>12305.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94.356721">
                <text:p>6994.356721</text:p>
              </table:table-cell>
              <table:table-cell office:value-type="float" office:value="17622.8125">
                <text:p>17622.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93.28699">
                <text:p>7293.28699</text:p>
              </table:table-cell>
              <table:table-cell office:value-type="float" office:value="14057.631836">
                <text:p>14057.631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4.653745">
                <text:p>7404.653745</text:p>
              </table:table-cell>
              <table:table-cell office:value-type="float" office:value="15463.213867">
                <text:p>15463.213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3.97715">
                <text:p>7473.97715</text:p>
              </table:table-cell>
              <table:table-cell office:value-type="float" office:value="16333.554688">
                <text:p>16333.554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6.058735">
                <text:p>7506.058735</text:p>
              </table:table-cell>
              <table:table-cell office:value-type="float" office:value="11734.857422">
                <text:p>11734.857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98.203146">
                <text:p>7498.203146</text:p>
              </table:table-cell>
              <table:table-cell office:value-type="float" office:value="15200.121094">
                <text:p>15200.121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3.023124">
                <text:p>7503.023124</text:p>
              </table:table-cell>
              <table:table-cell office:value-type="float" office:value="9841.771484">
                <text:p>9841.771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06.495204">
                <text:p>7606.495204</text:p>
              </table:table-cell>
              <table:table-cell office:value-type="float" office:value="9559.625">
                <text:p>9559.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90.973961">
                <text:p>7790.973961</text:p>
              </table:table-cell>
              <table:table-cell office:value-type="float" office:value="8886.069336">
                <text:p>8886.069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59.19891">
                <text:p>8059.19891</text:p>
              </table:table-cell>
              <table:table-cell office:value-type="float" office:value="2927.473389">
                <text:p>2927.473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2.585816">
                <text:p>8602.585816</text:p>
              </table:table-cell>
              <table:table-cell office:value-type="float" office:value="5250.003906">
                <text:p>5250.003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77.125157">
                <text:p>9077.125157</text:p>
              </table:table-cell>
              <table:table-cell office:value-type="float" office:value="-1004.74707">
                <text:p>-1004.74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27.506086">
                <text:p>9827.506086</text:p>
              </table:table-cell>
              <table:table-cell office:value-type="float" office:value="-1918.962158">
                <text:p>-1918.96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70.261264">
                <text:p>10570.261264</text:p>
              </table:table-cell>
              <table:table-cell office:value-type="float" office:value="-2939.143066">
                <text:p>-2939.1430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71.674289">
                <text:p>11271.674289</text:p>
              </table:table-cell>
              <table:table-cell office:value-type="float" office:value="-8954.919922">
                <text:p>-8954.919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47.710332">
                <text:p>12147.710332</text:p>
              </table:table-cell>
              <table:table-cell office:value-type="float" office:value="-6396.791992">
                <text:p>-6396.791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55.543457">
                <text:p>12755.543457</text:p>
              </table:table-cell>
              <table:table-cell office:value-type="float" office:value="-12130.167969">
                <text:p>-12130.167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69.95099">
                <text:p>13469.95099</text:p>
              </table:table-cell>
              <table:table-cell office:value-type="float" office:value="-12247.339844">
                <text:p>-12247.339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25.720644">
                <text:p>14025.720644</text:p>
              </table:table-cell>
              <table:table-cell office:value-type="float" office:value="-12218.365234">
                <text:p>-12218.365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25.183058">
                <text:p>14425.183058</text:p>
              </table:table-cell>
              <table:table-cell office:value-type="float" office:value="-16954.763672">
                <text:p>-16954.763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43.339224">
                <text:p>14843.339224</text:p>
              </table:table-cell>
              <table:table-cell office:value-type="float" office:value="-12921.033203">
                <text:p>-12921.033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12.867206">
                <text:p>15012.867206</text:p>
              </table:table-cell>
              <table:table-cell office:value-type="float" office:value="-17016.414062">
                <text:p>-17016.414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82.096691">
                <text:p>15182.096691</text:p>
              </table:table-cell>
              <table:table-cell office:value-type="float" office:value="-15377.425781">
                <text:p>-15377.425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43.019255">
                <text:p>15243.019255</text:p>
              </table:table-cell>
              <table:table-cell office:value-type="float" office:value="-13513.34375">
                <text:p>-13513.3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45.2097">
                <text:p>15245.2097</text:p>
              </table:table-cell>
              <table:table-cell office:value-type="float" office:value="-16384.074219">
                <text:p>-16384.074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45.334994">
                <text:p>15245.334994</text:p>
              </table:table-cell>
              <table:table-cell office:value-type="float" office:value="-10497.732422">
                <text:p>-10497.732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89.771652">
                <text:p>15289.771652</text:p>
              </table:table-cell>
              <table:table-cell office:value-type="float" office:value="-12801.554688">
                <text:p>-12801.554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355.78637">
                <text:p>15355.78637</text:p>
              </table:table-cell>
              <table:table-cell office:value-type="float" office:value="-9473.447266">
                <text:p>-9473.447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44.52545">
                <text:p>15544.52545</text:p>
              </table:table-cell>
              <table:table-cell office:value-type="float" office:value="-6066.46875">
                <text:p>-6066.4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02.10152">
                <text:p>15202.10152</text:p>
              </table:table-cell>
              <table:table-cell office:value-type="float" office:value="-7577.07959">
                <text:p>-7577.07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07.804722">
                <text:p>15207.804722</text:p>
              </table:table-cell>
              <table:table-cell office:value-type="float" office:value="-548.003479">
                <text:p>-548.003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08.554873">
                <text:p>14908.554873</text:p>
              </table:table-cell>
              <table:table-cell office:value-type="float" office:value="-1954.258301">
                <text:p>-1954.258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68.088132">
                <text:p>14968.088132</text:p>
              </table:table-cell>
              <table:table-cell office:value-type="float" office:value="2004.361572">
                <text:p>2004.361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20.28215">
                <text:p>14820.28215</text:p>
              </table:table-cell>
              <table:table-cell office:value-type="float" office:value="5759.35498">
                <text:p>5759.35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06.643842">
                <text:p>14706.643842</text:p>
              </table:table-cell>
              <table:table-cell office:value-type="float" office:value="4305.924316">
                <text:p>4305.924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85.110544">
                <text:p>14885.110544</text:p>
              </table:table-cell>
              <table:table-cell office:value-type="float" office:value="11099.181641">
                <text:p>11099.181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85.41476">
                <text:p>14685.41476</text:p>
              </table:table-cell>
              <table:table-cell office:value-type="float" office:value="9170.995117">
                <text:p>9170.995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35.679278">
                <text:p>14935.679278</text:p>
              </table:table-cell>
              <table:table-cell office:value-type="float" office:value="12334.12793">
                <text:p>12334.12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60.444106">
                <text:p>14960.444106</text:p>
              </table:table-cell>
              <table:table-cell office:value-type="float" office:value="15037.96582">
                <text:p>15037.96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22.641979">
                <text:p>15022.641979</text:p>
              </table:table-cell>
              <table:table-cell office:value-type="float" office:value="12305.546875">
                <text:p>12305.54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274.146191">
                <text:p>15274.146191</text:p>
              </table:table-cell>
              <table:table-cell office:value-type="float" office:value="17622.421875">
                <text:p>17622.42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53.053121">
                <text:p>15253.053121</text:p>
              </table:table-cell>
              <table:table-cell office:value-type="float" office:value="14057.631836">
                <text:p>14057.631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45.265431">
                <text:p>15445.265431</text:p>
              </table:table-cell>
              <table:table-cell office:value-type="float" office:value="15463.213867">
                <text:p>15463.2138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91.309415">
                <text:p>15491.309415</text:p>
              </table:table-cell>
              <table:table-cell office:value-type="float" office:value="16333.554688">
                <text:p>16333.554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28.234299">
                <text:p>15528.234299</text:p>
              </table:table-cell>
              <table:table-cell office:value-type="float" office:value="11734.857422">
                <text:p>11734.857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37.744229">
                <text:p>15537.744229</text:p>
              </table:table-cell>
              <table:table-cell office:value-type="float" office:value="15200.121094">
                <text:p>15200.121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36.120692">
                <text:p>15536.120692</text:p>
              </table:table-cell>
              <table:table-cell office:value-type="float" office:value="9842.382812">
                <text:p>9842.3828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24.063519">
                <text:p>15424.063519</text:p>
              </table:table-cell>
              <table:table-cell office:value-type="float" office:value="9559.625">
                <text:p>9559.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357.666259">
                <text:p>15357.666259</text:p>
              </table:table-cell>
              <table:table-cell office:value-type="float" office:value="8886.458008">
                <text:p>8886.458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87.443332">
                <text:p>15287.443332</text:p>
              </table:table-cell>
              <table:table-cell office:value-type="float" office:value="2928.473633">
                <text:p>2928.473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39.654051">
                <text:p>15039.654051</text:p>
              </table:table-cell>
              <table:table-cell office:value-type="float" office:value="5250.003906">
                <text:p>5250.003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01.903294">
                <text:p>15101.903294</text:p>
              </table:table-cell>
              <table:table-cell office:value-type="float" office:value="-1004.74707">
                <text:p>-1004.74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34.236733">
                <text:p>14834.236733</text:p>
              </table:table-cell>
              <table:table-cell office:value-type="float" office:value="-1918.351074">
                <text:p>-1918.3510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24.26115">
                <text:p>14824.26115</text:p>
              </table:table-cell>
              <table:table-cell office:value-type="float" office:value="-2939.143066">
                <text:p>-2939.143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46.590933">
                <text:p>14846.590933</text:p>
              </table:table-cell>
              <table:table-cell office:value-type="float" office:value="-8954.919922">
                <text:p>-8954.919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52.841779">
                <text:p>14652.841779</text:p>
              </table:table-cell>
              <table:table-cell office:value-type="float" office:value="-6397.180664">
                <text:p>-6397.180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14.948534">
                <text:p>14914.948534</text:p>
              </table:table-cell>
              <table:table-cell office:value-type="float" office:value="-12130.77832">
                <text:p>-12130.77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98.104261">
                <text:p>14798.104261</text:p>
              </table:table-cell>
              <table:table-cell office:value-type="float" office:value="-12247.728516">
                <text:p>-12247.728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63.996372">
                <text:p>14963.996372</text:p>
              </table:table-cell>
              <table:table-cell office:value-type="float" office:value="-12218.365234">
                <text:p>-12218.365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30.211286">
                <text:p>15130.211286</text:p>
              </table:table-cell>
              <table:table-cell office:value-type="float" office:value="-16954.763672">
                <text:p>-16954.763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122.108087">
                <text:p>15122.108087</text:p>
              </table:table-cell>
              <table:table-cell office:value-type="float" office:value="-12920.033203">
                <text:p>-12920.033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377.195346">
                <text:p>15377.195346</text:p>
              </table:table-cell>
              <table:table-cell office:value-type="float" office:value="-17017.027344">
                <text:p>-17017.027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86.898791">
                <text:p>15386.898791</text:p>
              </table:table-cell>
              <table:table-cell office:value-type="float" office:value="-15377.425781">
                <text:p>-15377.425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92.213012">
                <text:p>15492.213012</text:p>
              </table:table-cell>
              <table:table-cell office:value-type="float" office:value="-13513.34375">
                <text:p>-13513.3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42.651344">
                <text:p>15542.651344</text:p>
              </table:table-cell>
              <table:table-cell office:value-type="float" office:value="-16383.462891">
                <text:p>-16383.462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48.168887">
                <text:p>15548.168887</text:p>
              </table:table-cell>
              <table:table-cell office:value-type="float" office:value="-10497.732422">
                <text:p>-10497.732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90.368708">
                <text:p>15490.368708</text:p>
              </table:table-cell>
              <table:table-cell office:value-type="float" office:value="-12802.166016">
                <text:p>-12802.166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73.990764">
                <text:p>15473.990764</text:p>
              </table:table-cell>
              <table:table-cell office:value-type="float" office:value="-9473.447266">
                <text:p>-9473.447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55.452957">
                <text:p>15355.452957</text:p>
              </table:table-cell>
              <table:table-cell office:value-type="float" office:value="-6066.857422">
                <text:p>-6066.8574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201.77837">
                <text:p>15201.77837</text:p>
              </table:table-cell>
              <table:table-cell office:value-type="float" office:value="-7576.69043">
                <text:p>-7576.69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207.497662">
                <text:p>15207.497662</text:p>
              </table:table-cell>
              <table:table-cell office:value-type="float" office:value="-547.614502">
                <text:p>-547.614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08.248867">
                <text:p>14908.248867</text:p>
              </table:table-cell>
              <table:table-cell office:value-type="float" office:value="-1954.258301">
                <text:p>-1954.258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67.800877">
                <text:p>14967.800877</text:p>
              </table:table-cell>
              <table:table-cell office:value-type="float" office:value="2004.361572">
                <text:p>2004.361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20.042335">
                <text:p>14820.042335</text:p>
              </table:table-cell>
              <table:table-cell office:value-type="float" office:value="5759.35498">
                <text:p>5759.35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06.473494">
                <text:p>14706.473494</text:p>
              </table:table-cell>
              <table:table-cell office:value-type="float" office:value="4305.924316">
                <text:p>4305.924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84.981449">
                <text:p>14884.981449</text:p>
              </table:table-cell>
              <table:table-cell office:value-type="float" office:value="11099.791992">
                <text:p>11099.791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85.356919">
                <text:p>14685.356919</text:p>
              </table:table-cell>
              <table:table-cell office:value-type="float" office:value="9170.995117">
                <text:p>9170.995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35.67118">
                <text:p>14935.67118</text:p>
              </table:table-cell>
              <table:table-cell office:value-type="float" office:value="12333.516602">
                <text:p>12333.516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960.45675">
                <text:p>14960.45675</text:p>
              </table:table-cell>
              <table:table-cell office:value-type="float" office:value="15038.1875">
                <text:p>15038.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22.656186">
                <text:p>15022.656186</text:p>
              </table:table-cell>
              <table:table-cell office:value-type="float" office:value="12305.157227">
                <text:p>12305.157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274.160218">
                <text:p>15274.160218</text:p>
              </table:table-cell>
              <table:table-cell office:value-type="float" office:value="17623.033203">
                <text:p>17623.033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53.096079">
                <text:p>15253.096079</text:p>
              </table:table-cell>
              <table:table-cell office:value-type="float" office:value="14057.631836">
                <text:p>14057.6318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45.336051">
                <text:p>15445.336051</text:p>
              </table:table-cell>
              <table:table-cell office:value-type="float" office:value="15463.213867">
                <text:p>15463.2138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91.396808">
                <text:p>15491.396808</text:p>
              </table:table-cell>
              <table:table-cell office:value-type="float" office:value="16333.554688">
                <text:p>16333.5546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28.333973">
                <text:p>15528.333973</text:p>
              </table:table-cell>
              <table:table-cell office:value-type="float" office:value="11734.46875">
                <text:p>11734.4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37.845249">
                <text:p>15537.845249</text:p>
              </table:table-cell>
              <table:table-cell office:value-type="float" office:value="15199.509766">
                <text:p>15199.509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36.210057">
                <text:p>15536.210057</text:p>
              </table:table-cell>
              <table:table-cell office:value-type="float" office:value="9842.382812">
                <text:p>9842.382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24.133016">
                <text:p>15424.133016</text:p>
              </table:table-cell>
              <table:table-cell office:value-type="float" office:value="9559.625">
                <text:p>9559.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357.740159">
                <text:p>15357.740159</text:p>
              </table:table-cell>
              <table:table-cell office:value-type="float" office:value="8886.458008">
                <text:p>8886.458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87.50536">
                <text:p>15287.50536</text:p>
              </table:table-cell>
              <table:table-cell office:value-type="float" office:value="2927.473389">
                <text:p>2927.473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39.719013">
                <text:p>15039.719013</text:p>
              </table:table-cell>
              <table:table-cell office:value-type="float" office:value="5250.003906">
                <text:p>5250.003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01.969372">
                <text:p>15101.969372</text:p>
              </table:table-cell>
              <table:table-cell office:value-type="float" office:value="-1004.74707">
                <text:p>-1004.747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34.277799">
                <text:p>14834.277799</text:p>
              </table:table-cell>
              <table:table-cell office:value-type="float" office:value="-1918.351074">
                <text:p>-1918.3510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24.266827">
                <text:p>14824.266827</text:p>
              </table:table-cell>
              <table:table-cell office:value-type="float" office:value="-2939.143066">
                <text:p>-2939.143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46.58803">
                <text:p>14846.58803</text:p>
              </table:table-cell>
              <table:table-cell office:value-type="float" office:value="-8954.919922">
                <text:p>-8954.9199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52.868441">
                <text:p>14652.868441</text:p>
              </table:table-cell>
              <table:table-cell office:value-type="float" office:value="-6397.40332">
                <text:p>-6397.40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15.023406">
                <text:p>14915.023406</text:p>
              </table:table-cell>
              <table:table-cell office:value-type="float" office:value="-12130.167969">
                <text:p>-12130.1679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98.196825">
                <text:p>14798.196825</text:p>
              </table:table-cell>
              <table:table-cell office:value-type="float" office:value="-12247.728516">
                <text:p>-12247.7285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964.060218">
                <text:p>14964.060218</text:p>
              </table:table-cell>
              <table:table-cell office:value-type="float" office:value="-12217.976562">
                <text:p>-12217.976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30.272363">
                <text:p>15130.272363</text:p>
              </table:table-cell>
              <table:table-cell office:value-type="float" office:value="-16954.763672">
                <text:p>-16954.763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122.153291">
                <text:p>15122.153291</text:p>
              </table:table-cell>
              <table:table-cell office:value-type="float" office:value="-12921.033203">
                <text:p>-12921.033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377.219501">
                <text:p>15377.219501</text:p>
              </table:table-cell>
              <table:table-cell office:value-type="float" office:value="-17017.027344">
                <text:p>-17017.027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386.956459">
                <text:p>15386.956459</text:p>
              </table:table-cell>
              <table:table-cell office:value-type="float" office:value="-15376.814453">
                <text:p>-15376.8144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92.292236">
                <text:p>15492.292236</text:p>
              </table:table-cell>
              <table:table-cell office:value-type="float" office:value="-13513.34375">
                <text:p>-13513.3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42.729183">
                <text:p>15542.729183</text:p>
              </table:table-cell>
              <table:table-cell office:value-type="float" office:value="-16383.462891">
                <text:p>-16383.4628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48.244996">
                <text:p>15548.244996</text:p>
              </table:table-cell>
              <table:table-cell office:value-type="float" office:value="-10497.732422">
                <text:p>-10497.732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90.445647">
                <text:p>15490.445647</text:p>
              </table:table-cell>
              <table:table-cell office:value-type="float" office:value="-12801.554688">
                <text:p>-12801.554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74.056088">
                <text:p>15474.056088</text:p>
              </table:table-cell>
              <table:table-cell office:value-type="float" office:value="-9472.836914">
                <text:p>-9472.8369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55.510478">
                <text:p>15355.510478</text:p>
              </table:table-cell>
              <table:table-cell office:value-type="float" office:value="-6066.246582">
                <text:p>-6066.2465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01.852104">
                <text:p>15201.852104</text:p>
              </table:table-cell>
              <table:table-cell office:value-type="float" office:value="-7577.07959">
                <text:p>-7577.079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207.603412">
                <text:p>15207.603412</text:p>
              </table:table-cell>
              <table:table-cell office:value-type="float" office:value="-548.003479">
                <text:p>-548.00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08.376372">
                <text:p>14908.376372</text:p>
              </table:table-cell>
              <table:table-cell office:value-type="float" office:value="-1954.258301">
                <text:p>-1954.258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67.907907">
                <text:p>14967.907907</text:p>
              </table:table-cell>
              <table:table-cell office:value-type="float" office:value="2004.361572">
                <text:p>2004.361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20.072828">
                <text:p>14820.072828</text:p>
              </table:table-cell>
              <table:table-cell office:value-type="float" office:value="5759.35498">
                <text:p>5759.354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06.453669">
                <text:p>14706.453669</text:p>
              </table:table-cell>
              <table:table-cell office:value-type="float" office:value="4306.313477">
                <text:p>4306.3134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84.940258">
                <text:p>14884.940258</text:p>
              </table:table-cell>
              <table:table-cell office:value-type="float" office:value="11099.181641">
                <text:p>11099.1816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85.264584">
                <text:p>14685.264584</text:p>
              </table:table-cell>
              <table:table-cell office:value-type="float" office:value="9170.995117">
                <text:p>9170.995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35.549721">
                <text:p>14935.549721</text:p>
              </table:table-cell>
              <table:table-cell office:value-type="float" office:value="12334.12793">
                <text:p>12334.12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60.305525">
                <text:p>14960.305525</text:p>
              </table:table-cell>
              <table:table-cell office:value-type="float" office:value="15038.1875">
                <text:p>15038.1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22.479542">
                <text:p>15022.479542</text:p>
              </table:table-cell>
              <table:table-cell office:value-type="float" office:value="12305.546875">
                <text:p>12305.54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273.970156">
                <text:p>15273.970156</text:p>
              </table:table-cell>
              <table:table-cell office:value-type="float" office:value="17622.421875">
                <text:p>17622.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52.890838">
                <text:p>15252.890838</text:p>
              </table:table-cell>
              <table:table-cell office:value-type="float" office:value="14057.631836">
                <text:p>14057.631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45.120774">
                <text:p>15445.120774</text:p>
              </table:table-cell>
              <table:table-cell office:value-type="float" office:value="15463.213867">
                <text:p>15463.2138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91.161421">
                <text:p>15491.161421</text:p>
              </table:table-cell>
              <table:table-cell office:value-type="float" office:value="16333.554688">
                <text:p>16333.554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28.089051">
                <text:p>15528.089051</text:p>
              </table:table-cell>
              <table:table-cell office:value-type="float" office:value="11734.857422">
                <text:p>11734.857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37.598004">
                <text:p>15537.598004</text:p>
              </table:table-cell>
              <table:table-cell office:value-type="float" office:value="15200.121094">
                <text:p>15200.1210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35.973888">
                <text:p>15535.973888</text:p>
              </table:table-cell>
              <table:table-cell office:value-type="float" office:value="9841.771484">
                <text:p>9841.771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23.909025">
                <text:p>15423.909025</text:p>
              </table:table-cell>
              <table:table-cell office:value-type="float" office:value="9559.625">
                <text:p>9559.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57.516103">
                <text:p>15357.516103</text:p>
              </table:table-cell>
              <table:table-cell office:value-type="float" office:value="8886.458008">
                <text:p>8886.458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87.307806">
                <text:p>15287.307806</text:p>
              </table:table-cell>
              <table:table-cell office:value-type="float" office:value="2927.862549">
                <text:p>2927.862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39.533771">
                <text:p>15039.533771</text:p>
              </table:table-cell>
              <table:table-cell office:value-type="float" office:value="5250.392578">
                <text:p>5250.3925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01.839791">
                <text:p>15101.839791</text:p>
              </table:table-cell>
              <table:table-cell office:value-type="float" office:value="-1004.74707">
                <text:p>-1004.747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34.208841">
                <text:p>14834.208841</text:p>
              </table:table-cell>
              <table:table-cell office:value-type="float" office:value="-1918.962158">
                <text:p>-1918.9621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24.236405">
                <text:p>14824.236405</text:p>
              </table:table-cell>
              <table:table-cell office:value-type="float" office:value="-2939.143066">
                <text:p>-2939.1430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46.578268">
                <text:p>14846.578268</text:p>
              </table:table-cell>
              <table:table-cell office:value-type="float" office:value="-8954.919922">
                <text:p>-8954.919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52.860979">
                <text:p>14652.860979</text:p>
              </table:table-cell>
              <table:table-cell office:value-type="float" office:value="-6396.791992">
                <text:p>-6396.791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15.018025">
                <text:p>14915.018025</text:p>
              </table:table-cell>
              <table:table-cell office:value-type="float" office:value="-12130.167969">
                <text:p>-12130.1679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98.252578">
                <text:p>14798.252578</text:p>
              </table:table-cell>
              <table:table-cell office:value-type="float" office:value="-12247.339844">
                <text:p>-12247.339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64.142996">
                <text:p>14964.142996</text:p>
              </table:table-cell>
              <table:table-cell office:value-type="float" office:value="-12218.365234">
                <text:p>-12218.365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30.39618">
                <text:p>15130.39618</text:p>
              </table:table-cell>
              <table:table-cell office:value-type="float" office:value="-16954.763672">
                <text:p>-16954.763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22.326384">
                <text:p>15122.326384</text:p>
              </table:table-cell>
              <table:table-cell office:value-type="float" office:value="-12920.421875">
                <text:p>-12920.421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77.41266">
                <text:p>15377.41266</text:p>
              </table:table-cell>
              <table:table-cell office:value-type="float" office:value="-17016.414062">
                <text:p>-17016.4140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87.13873">
                <text:p>15387.13873</text:p>
              </table:table-cell>
              <table:table-cell office:value-type="float" office:value="-15377.425781">
                <text:p>-15377.425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92.489621">
                <text:p>15492.489621</text:p>
              </table:table-cell>
              <table:table-cell office:value-type="float" office:value="-13513.34375">
                <text:p>-13513.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42.933861">
                <text:p>15542.933861</text:p>
              </table:table-cell>
              <table:table-cell office:value-type="float" office:value="-16384.074219">
                <text:p>-16384.074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48.452116">
                <text:p>15548.452116</text:p>
              </table:table-cell>
              <table:table-cell office:value-type="float" office:value="-10497.732422">
                <text:p>-10497.732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90.65088">
                <text:p>15490.65088</text:p>
              </table:table-cell>
              <table:table-cell office:value-type="float" office:value="-12801.554688">
                <text:p>-12801.5546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74.262661">
                <text:p>15474.262661</text:p>
              </table:table-cell>
              <table:table-cell office:value-type="float" office:value="-9473.447266">
                <text:p>-9473.447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